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1996" table:style-name="ta1"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ČSSD</text:p>
          </table:table-cell>
          <table:table-cell table:style-name="ce2" office:value-type="float" office:value="1602250" calcext:value-type="float">
            <text:p>1602250</text:p>
          </table:table-cell>
          <table:table-cell table:style-name="ce2" office:value-type="float" office:value="131599" calcext:value-type="float">
            <text:p>131599</text:p>
          </table:table-cell>
          <table:table-cell table:style-name="ce2" office:value-type="float" office:value="171168" calcext:value-type="float">
            <text:p>171168</text:p>
          </table:table-cell>
          <table:table-cell table:style-name="ce2" office:value-type="float" office:value="104066" calcext:value-type="float">
            <text:p>104066</text:p>
          </table:table-cell>
          <table:table-cell table:style-name="ce2" office:value-type="float" office:value="128113" calcext:value-type="float">
            <text:p>128113</text:p>
          </table:table-cell>
          <table:table-cell table:style-name="ce2" office:value-type="float" office:value="184666" calcext:value-type="float">
            <text:p>184666</text:p>
          </table:table-cell>
          <table:table-cell table:style-name="ce2" office:value-type="float" office:value="187305" calcext:value-type="float">
            <text:p>187305</text:p>
          </table:table-cell>
          <table:table-cell table:style-name="ce2" office:value-type="float" office:value="308916" calcext:value-type="float">
            <text:p>308916</text:p>
          </table:table-cell>
          <table:table-cell table:style-name="ce2" office:value-type="float" office:value="386417" calcext:value-type="float">
            <text:p>38641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ODS</text:p>
          </table:table-cell>
          <table:table-cell table:style-name="ce2" office:value-type="float" office:value="1794560" calcext:value-type="float">
            <text:p>1794560</text:p>
          </table:table-cell>
          <table:table-cell table:style-name="ce2" office:value-type="float" office:value="308913" calcext:value-type="float">
            <text:p>308913</text:p>
          </table:table-cell>
          <table:table-cell table:style-name="ce2" office:value-type="float" office:value="210467" calcext:value-type="float">
            <text:p>210467</text:p>
          </table:table-cell>
          <table:table-cell table:style-name="ce2" office:value-type="float" office:value="122133" calcext:value-type="float">
            <text:p>122133</text:p>
          </table:table-cell>
          <table:table-cell table:style-name="ce2" office:value-type="float" office:value="149080" calcext:value-type="float">
            <text:p>149080</text:p>
          </table:table-cell>
          <table:table-cell table:style-name="ce2" office:value-type="float" office:value="170138" calcext:value-type="float">
            <text:p>170138</text:p>
          </table:table-cell>
          <table:table-cell table:style-name="ce2" office:value-type="float" office:value="224254" calcext:value-type="float">
            <text:p>224254</text:p>
          </table:table-cell>
          <table:table-cell table:style-name="ce2" office:value-type="float" office:value="298715" calcext:value-type="float">
            <text:p>298715</text:p>
          </table:table-cell>
          <table:table-cell table:style-name="ce2" office:value-type="float" office:value="310860" calcext:value-type="float">
            <text:p>31086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ODA</text:p>
          </table:table-cell>
          <table:table-cell table:style-name="ce2" office:value-type="float" office:value="385369" calcext:value-type="float">
            <text:p>385369</text:p>
          </table:table-cell>
          <table:table-cell table:style-name="ce2" office:value-type="float" office:value="67623" calcext:value-type="float">
            <text:p>67623</text:p>
          </table:table-cell>
          <table:table-cell table:style-name="ce2" office:value-type="float" office:value="39929" calcext:value-type="float">
            <text:p>39929</text:p>
          </table:table-cell>
          <table:table-cell table:style-name="ce2" office:value-type="float" office:value="25611" calcext:value-type="float">
            <text:p>25611</text:p>
          </table:table-cell>
          <table:table-cell table:style-name="ce2" office:value-type="float" office:value="28553" calcext:value-type="float">
            <text:p>28553</text:p>
          </table:table-cell>
          <table:table-cell table:style-name="ce2" office:value-type="float" office:value="37808" calcext:value-type="float">
            <text:p>37808</text:p>
          </table:table-cell>
          <table:table-cell table:style-name="ce2" office:value-type="float" office:value="48696" calcext:value-type="float">
            <text:p>48696</text:p>
          </table:table-cell>
          <table:table-cell table:style-name="ce2" office:value-type="float" office:value="92845" calcext:value-type="float">
            <text:p>92845</text:p>
          </table:table-cell>
          <table:table-cell table:style-name="ce2" office:value-type="float" office:value="44304" calcext:value-type="float">
            <text:p>4430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KDU-ČSL</text:p>
          </table:table-cell>
          <table:table-cell table:style-name="ce2" office:value-type="float" office:value="489349" calcext:value-type="float">
            <text:p>489349</text:p>
          </table:table-cell>
          <table:table-cell table:style-name="ce2" office:value-type="float" office:value="37957" calcext:value-type="float">
            <text:p>37957</text:p>
          </table:table-cell>
          <table:table-cell table:style-name="ce2" office:value-type="float" office:value="36377" calcext:value-type="float">
            <text:p>36377</text:p>
          </table:table-cell>
          <table:table-cell table:style-name="ce2" office:value-type="float" office:value="37593" calcext:value-type="float">
            <text:p>37593</text:p>
          </table:table-cell>
          <table:table-cell table:style-name="ce2" office:value-type="float" office:value="25388" calcext:value-type="float">
            <text:p>25388</text:p>
          </table:table-cell>
          <table:table-cell table:style-name="ce2" office:value-type="float" office:value="21788" calcext:value-type="float">
            <text:p>21788</text:p>
          </table:table-cell>
          <table:table-cell table:style-name="ce2" office:value-type="float" office:value="81544" calcext:value-type="float">
            <text:p>81544</text:p>
          </table:table-cell>
          <table:table-cell table:style-name="ce2" office:value-type="float" office:value="160343" calcext:value-type="float">
            <text:p>160343</text:p>
          </table:table-cell>
          <table:table-cell table:style-name="ce2" office:value-type="float" office:value="88359" calcext:value-type="float">
            <text:p>8835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KSČM</text:p>
          </table:table-cell>
          <table:table-cell table:style-name="ce2" office:value-type="float" office:value="626136" calcext:value-type="float">
            <text:p>626136</text:p>
          </table:table-cell>
          <table:table-cell table:style-name="ce2" office:value-type="float" office:value="52477" calcext:value-type="float">
            <text:p>52477</text:p>
          </table:table-cell>
          <table:table-cell table:style-name="ce2" office:value-type="float" office:value="75620" calcext:value-type="float">
            <text:p>75620</text:p>
          </table:table-cell>
          <table:table-cell table:style-name="ce2" office:value-type="float" office:value="46559" calcext:value-type="float">
            <text:p>46559</text:p>
          </table:table-cell>
          <table:table-cell table:style-name="ce2" office:value-type="float" office:value="56385" calcext:value-type="float">
            <text:p>56385</text:p>
          </table:table-cell>
          <table:table-cell table:style-name="ce2" office:value-type="float" office:value="74263" calcext:value-type="float">
            <text:p>74263</text:p>
          </table:table-cell>
          <table:table-cell table:style-name="ce2" office:value-type="float" office:value="72273" calcext:value-type="float">
            <text:p>72273</text:p>
          </table:table-cell>
          <table:table-cell table:style-name="ce2" office:value-type="float" office:value="138104" calcext:value-type="float">
            <text:p>138104</text:p>
          </table:table-cell>
          <table:table-cell table:style-name="ce2" office:value-type="float" office:value="110455" calcext:value-type="float">
            <text:p>11045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PR-RSČ</text:p>
          </table:table-cell>
          <table:table-cell table:style-name="ce2" office:value-type="float" office:value="485072" calcext:value-type="float">
            <text:p>485072</text:p>
          </table:table-cell>
          <table:table-cell table:style-name="ce2" office:value-type="float" office:value="26231" calcext:value-type="float">
            <text:p>26231</text:p>
          </table:table-cell>
          <table:table-cell table:style-name="ce2" office:value-type="float" office:value="54272" calcext:value-type="float">
            <text:p>54272</text:p>
          </table:table-cell>
          <table:table-cell table:style-name="ce2" office:value-type="float" office:value="32632" calcext:value-type="float">
            <text:p>32632</text:p>
          </table:table-cell>
          <table:table-cell table:style-name="ce2" office:value-type="float" office:value="49156" calcext:value-type="float">
            <text:p>49156</text:p>
          </table:table-cell>
          <table:table-cell table:style-name="ce2" office:value-type="float" office:value="81291" calcext:value-type="float">
            <text:p>81291</text:p>
          </table:table-cell>
          <table:table-cell table:style-name="ce2" office:value-type="float" office:value="56471" calcext:value-type="float">
            <text:p>56471</text:p>
          </table:table-cell>
          <table:table-cell table:style-name="ce2" office:value-type="float" office:value="96147" calcext:value-type="float">
            <text:p>96147</text:p>
          </table:table-cell>
          <table:table-cell table:style-name="ce2" office:value-type="float" office:value="88872" calcext:value-type="float">
            <text:p>8887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C7:.J7])" office:value-type="float" office:value="6059215" calcext:value-type="float">
            <text:p>6059215</text:p>
          </table:table-cell>
          <table:table-cell office:value-type="float" office:value="704455" calcext:value-type="float">
            <text:p>704455</text:p>
          </table:table-cell>
          <table:table-cell office:value-type="float" office:value="673796" calcext:value-type="float">
            <text:p>673796</text:p>
          </table:table-cell>
          <table:table-cell office:value-type="float" office:value="417093" calcext:value-type="float">
            <text:p>417093</text:p>
          </table:table-cell>
          <table:table-cell office:value-type="float" office:value="498389" calcext:value-type="float">
            <text:p>498389</text:p>
          </table:table-cell>
          <table:table-cell office:value-type="float" office:value="642601" calcext:value-type="float">
            <text:p>642601</text:p>
          </table:table-cell>
          <table:table-cell office:value-type="float" office:value="755852" calcext:value-type="float">
            <text:p>755852</text:p>
          </table:table-cell>
          <table:table-cell office:value-type="float" office:value="1237644" calcext:value-type="float">
            <text:p>1237644</text:p>
          </table:table-cell>
          <table:table-cell office:value-type="float" office:value="1129385" calcext:value-type="float">
            <text:p>112938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ČSSD</text:p>
          </table:table-cell>
          <table:table-cell table:style-name="ce2" table:formula="of:=SUM([.C9:.K9])" office:value-type="float" office:value="61" calcext:value-type="float">
            <text:p>6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ODS</text:p>
          </table:table-cell>
          <table:table-cell table:style-name="ce2" table:formula="of:=SUM([.C10:.K10])" office:value-type="float" office:value="68" calcext:value-type="float">
            <text:p>6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ODA</text:p>
          </table:table-cell>
          <table:table-cell table:style-name="ce2" table:formula="of:=SUM([.C11:.K11])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KDU-ČSL</text:p>
          </table:table-cell>
          <table:table-cell table:style-name="ce2" table:formula="of:=SUM([.C12:.K12])" office:value-type="float" office:value="18" calcext:value-type="float">
            <text:p>18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KSČM</text:p>
          </table:table-cell>
          <table:table-cell table:style-name="ce2" table:formula="of:=SUM([.C13:.K13])" office:value-type="float" office:value="22" calcext:value-type="float">
            <text:p>2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PR-RSČ</text:p>
          </table:table-cell>
          <table:table-cell table:style-name="ce2" table:formula="of:=SUM([.C14:.K14])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B9:.B14])" office:value-type="float" office:value="200" calcext:value-type="float">
            <text:p>200</text:p>
          </table:table-cell>
          <table:table-cell table:formula="of:=SUM([.C9:.C14])" office:value-type="float" office:value="22" calcext:value-type="float">
            <text:p>22</text:p>
          </table:table-cell>
          <table:table-cell table:formula="of:=SUM([.D9:.D14])" office:value-type="float" office:value="20" calcext:value-type="float">
            <text:p>20</text:p>
          </table:table-cell>
          <table:table-cell table:formula="of:=SUM([.E9:.E14])" office:value-type="float" office:value="12" calcext:value-type="float">
            <text:p>12</text:p>
          </table:table-cell>
          <table:table-cell table:formula="of:=SUM([.F9:.F14])" office:value-type="float" office:value="17" calcext:value-type="float">
            <text:p>17</text:p>
          </table:table-cell>
          <table:table-cell table:formula="of:=SUM([.G9:.G14])" office:value-type="float" office:value="19" calcext:value-type="float">
            <text:p>19</text:p>
          </table:table-cell>
          <table:table-cell table:formula="of:=SUM([.H9:.H14])" office:value-type="float" office:value="23" calcext:value-type="float">
            <text:p>23</text:p>
          </table:table-cell>
          <table:table-cell table:formula="of:=SUM([.I9:.I14])" office:value-type="float" office:value="39" calcext:value-type="float">
            <text:p>39</text:p>
          </table:table-cell>
          <table:table-cell table:formula="of:=SUM([.J9:.J14])" office:value-type="float" office:value="36" calcext:value-type="float">
            <text:p>36</text:p>
          </table:table-cell>
          <table:table-cell table:formula="of:=SUM([.K9:.K14])" office:value-type="float" office:value="12" calcext:value-type="float">
            <text:p>12</text:p>
          </table:table-cell>
          <table:table-cell table:formula="of:=SUM([.L9:.L14])" office:value-type="float" office:value="0" calcext:value-type="float">
            <text:p>0</text:p>
          </table:table-cell>
          <table:table-cell table:formula="of:=SUM([.M9:.M14])" office:value-type="float" office:value="0" calcext:value-type="float">
            <text:p>0</text:p>
          </table:table-cell>
          <table:table-cell table:formula="of:=SUM([.N9:.N14])" office:value-type="float" office:value="0" calcext:value-type="float">
            <text:p>0</text:p>
          </table:table-cell>
          <table:table-cell table:formula="of:=SUM([.O9:.O14])" office:value-type="float" office:value="0" calcext:value-type="float">
            <text:p>0</text:p>
          </table:table-cell>
          <table:table-cell table:formula="of:=SUM([.P9:.P14])" office:value-type="float" office:value="0" calcext:value-type="float">
            <text:p>0</text:p>
          </table:table-cell>
        </table:table-row>
        <table:table-row table:style-name="ro1">
          <table:table-cell table:formula="of:=SUM([.B1:.B6])" office:value-type="float" office:value="5382736" calcext:value-type="float">
            <text:p>5382736</text:p>
          </table:table-cell>
          <table:table-cell table:formula="of:=[.B1]/[.$A$16]" office:value-type="float" office:value="0.297664607738518" calcext:value-type="float">
            <text:p>0.297664607738518</text:p>
          </table:table-cell>
          <table:table-cell table:formula="of:=[.B9]/[.$A$17]" office:value-type="float" office:value="0.305" calcext:value-type="float">
            <text:p>0.305</text:p>
          </table:table-cell>
          <table:table-cell table:formula="of:=(100*([.B16]-[.C16]))^2" office:value-type="float" office:value="0.538079796298084" calcext:value-type="float">
            <text:p>0.538079796298084</text:p>
          </table:table-cell>
          <table:table-cell table:formula="of:=[.D16]/[.B16]/100" office:value-type="float" office:value="0.0180767139360672" calcext:value-type="float">
            <text:p>0.018076713936067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]/[.$A$16]" office:value-type="float" office:value="0.333391791832258" calcext:value-type="float">
            <text:p>0.333391791832258</text:p>
          </table:table-cell>
          <table:table-cell table:formula="of:=[.B10]/[.$A$17]" office:value-type="float" office:value="0.34" calcext:value-type="float">
            <text:p>0.34</text:p>
          </table:table-cell>
          <table:table-cell table:formula="of:=(100*([.B17]-[.C17]))^2" office:value-type="float" office:value="0.436684151882149" calcext:value-type="float">
            <text:p>0.436684151882149</text:p>
          </table:table-cell>
          <table:table-cell table:formula="of:=[.D17]/[.B17]/100" office:value-type="float" office:value="0.0130982274483189" calcext:value-type="float">
            <text:p>0.013098227448319</text:p>
          </table:table-cell>
          <table:table-cell table:number-columns-repeated="11"/>
        </table:table-row>
        <table:table-row table:style-name="ro1">
          <table:table-cell/>
          <table:table-cell table:formula="of:=[.B3]/[.$A$16]" office:value-type="float" office:value="0.0715935167543049" calcext:value-type="float">
            <text:p>0.071593516754305</text:p>
          </table:table-cell>
          <table:table-cell table:formula="of:=[.B11]/[.$A$17]" office:value-type="float" office:value="0.065" calcext:value-type="float">
            <text:p>0.065</text:p>
          </table:table-cell>
          <table:table-cell table:formula="of:=(100*([.B18]-[.C18]))^2" office:value-type="float" office:value="0.434744631892991" calcext:value-type="float">
            <text:p>0.434744631892991</text:p>
          </table:table-cell>
          <table:table-cell table:formula="of:=[.D18]/[.B18]/100" office:value-type="float" office:value="0.0607240224537301" calcext:value-type="float">
            <text:p>0.06072402245373</text:p>
          </table:table-cell>
          <table:table-cell table:number-columns-repeated="11"/>
        </table:table-row>
        <table:table-row table:style-name="ro1">
          <table:table-cell/>
          <table:table-cell table:formula="of:=[.B4]/[.$A$16]" office:value-type="float" office:value="0.0909108304772889" calcext:value-type="float">
            <text:p>0.090910830477289</text:p>
          </table:table-cell>
          <table:table-cell table:formula="of:=[.B12]/[.$A$17]" office:value-type="float" office:value="0.09" calcext:value-type="float">
            <text:p>0.09</text:p>
          </table:table-cell>
          <table:table-cell table:formula="of:=(100*([.B19]-[.C19]))^2" office:value-type="float" office:value="0.00829612158358282" calcext:value-type="float">
            <text:p>0.008296121583583</text:p>
          </table:table-cell>
          <table:table-cell table:formula="of:=[.D19]/[.B19]/100" office:value-type="float" office:value="0.00091255591220843" calcext:value-type="float">
            <text:p>0.000912555912208</text:p>
          </table:table-cell>
          <table:table-cell table:number-columns-repeated="11"/>
        </table:table-row>
        <table:table-row table:style-name="ro1">
          <table:table-cell/>
          <table:table-cell table:formula="of:=[.B5]/[.$A$16]" office:value-type="float" office:value="0.116323000050532" calcext:value-type="float">
            <text:p>0.116323000050532</text:p>
          </table:table-cell>
          <table:table-cell table:formula="of:=[.B13]/[.$A$17]" office:value-type="float" office:value="0.11" calcext:value-type="float">
            <text:p>0.11</text:p>
          </table:table-cell>
          <table:table-cell table:formula="of:=(100*([.B20]-[.C20]))^2" office:value-type="float" office:value="0.399803296390267" calcext:value-type="float">
            <text:p>0.399803296390267</text:p>
          </table:table-cell>
          <table:table-cell table:formula="of:=[.D20]/[.B20]/100" office:value-type="float" office:value="0.0343700984514316" calcext:value-type="float">
            <text:p>0.034370098451432</text:p>
          </table:table-cell>
          <table:table-cell table:number-columns-repeated="11"/>
        </table:table-row>
        <table:table-row table:style-name="ro1">
          <table:table-cell/>
          <table:table-cell table:formula="of:=[.B6]/[.$A$16]" office:value-type="float" office:value="0.0901162531470984" calcext:value-type="float">
            <text:p>0.090116253147099</text:p>
          </table:table-cell>
          <table:table-cell table:formula="of:=[.B14]/[.$A$17]" office:value-type="float" office:value="0.09" calcext:value-type="float">
            <text:p>0.09</text:p>
          </table:table-cell>
          <table:table-cell table:formula="of:=(100*([.B21]-[.C21]))^2" office:value-type="float" office:value="0.000135147942102886" calcext:value-type="float">
            <text:p>0.000135147942103</text:p>
          </table:table-cell>
          <table:table-cell table:formula="of:=[.D21]/[.B21]/100" office:value-type="float" office:value="0.0000149970662764109" calcext:value-type="float">
            <text:p>1.49970662764109E-05</text:p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SQRT(SUM([.D16:.D21])/2)" office:value-type="float" office:value="0.953347561487723" calcext:value-type="float">
            <text:p>0.953347561487723</text:p>
          </table:table-cell>
          <table:table-cell table:formula="of:=SUM([.E16:.E21])" office:value-type="float" office:value="0.127196615268033" calcext:value-type="float">
            <text:p>0.127196615268033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formula="of:=[.D22]" office:value-type="float" office:value="0.953347561487723" calcext:value-type="float">
            <text:p>0.953347561487723</text:p>
          </table:table-cell>
          <table:table-cell table:number-columns-repeated="15"/>
        </table:table-row>
        <table:table-row table:style-name="ro1">
          <table:table-cell table:formula="of:=[.E22]" office:value-type="float" office:value="0.127196615268033" calcext:value-type="float">
            <text:p>0.127196615268033</text:p>
          </table:table-cell>
          <table:table-cell table:number-columns-repeated="15"/>
        </table:table-row>
      </table:table>
      <table:table table:name="1998" table:style-name="ta1"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KDU-ČSL</text:p>
          </table:table-cell>
          <table:table-cell table:style-name="ce2" office:value-type="float" office:value="537013" calcext:value-type="float">
            <text:p>537013</text:p>
          </table:table-cell>
          <table:table-cell table:style-name="ce2" office:value-type="float" office:value="44418" calcext:value-type="float">
            <text:p>44418</text:p>
          </table:table-cell>
          <table:table-cell table:style-name="ce2" office:value-type="float" office:value="43455" calcext:value-type="float">
            <text:p>43455</text:p>
          </table:table-cell>
          <table:table-cell table:style-name="ce2" office:value-type="float" office:value="40895" calcext:value-type="float">
            <text:p>40895</text:p>
          </table:table-cell>
          <table:table-cell table:style-name="ce2" office:value-type="float" office:value="33399" calcext:value-type="float">
            <text:p>33399</text:p>
          </table:table-cell>
          <table:table-cell table:style-name="ce2" office:value-type="float" office:value="26251" calcext:value-type="float">
            <text:p>26251</text:p>
          </table:table-cell>
          <table:table-cell table:style-name="ce2" office:value-type="float" office:value="86011" calcext:value-type="float">
            <text:p>86011</text:p>
          </table:table-cell>
          <table:table-cell table:style-name="ce2" office:value-type="float" office:value="163062" calcext:value-type="float">
            <text:p>163062</text:p>
          </table:table-cell>
          <table:table-cell table:style-name="ce2" office:value-type="float" office:value="99522" calcext:value-type="float">
            <text:p>9952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ODS</text:p>
          </table:table-cell>
          <table:table-cell table:style-name="ce2" office:value-type="float" office:value="1656011" calcext:value-type="float">
            <text:p>1656011</text:p>
          </table:table-cell>
          <table:table-cell table:style-name="ce2" office:value-type="float" office:value="306396" calcext:value-type="float">
            <text:p>306396</text:p>
          </table:table-cell>
          <table:table-cell table:style-name="ce2" office:value-type="float" office:value="200217" calcext:value-type="float">
            <text:p>200217</text:p>
          </table:table-cell>
          <table:table-cell table:style-name="ce2" office:value-type="float" office:value="117110" calcext:value-type="float">
            <text:p>117110</text:p>
          </table:table-cell>
          <table:table-cell table:style-name="ce2" office:value-type="float" office:value="135864" calcext:value-type="float">
            <text:p>135864</text:p>
          </table:table-cell>
          <table:table-cell table:style-name="ce2" office:value-type="float" office:value="166694" calcext:value-type="float">
            <text:p>166694</text:p>
          </table:table-cell>
          <table:table-cell table:style-name="ce2" office:value-type="float" office:value="206396" calcext:value-type="float">
            <text:p>206396</text:p>
          </table:table-cell>
          <table:table-cell table:style-name="ce2" office:value-type="float" office:value="277767" calcext:value-type="float">
            <text:p>277767</text:p>
          </table:table-cell>
          <table:table-cell table:style-name="ce2" office:value-type="float" office:value="245567" calcext:value-type="float">
            <text:p>2455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ČSSD</text:p>
          </table:table-cell>
          <table:table-cell table:style-name="ce2" office:value-type="float" office:value="1928660" calcext:value-type="float">
            <text:p>1928660</text:p>
          </table:table-cell>
          <table:table-cell table:style-name="ce2" office:value-type="float" office:value="169202" calcext:value-type="float">
            <text:p>169202</text:p>
          </table:table-cell>
          <table:table-cell table:style-name="ce2" office:value-type="float" office:value="218674" calcext:value-type="float">
            <text:p>218674</text:p>
          </table:table-cell>
          <table:table-cell table:style-name="ce2" office:value-type="float" office:value="128583" calcext:value-type="float">
            <text:p>128583</text:p>
          </table:table-cell>
          <table:table-cell table:style-name="ce2" office:value-type="float" office:value="160337" calcext:value-type="float">
            <text:p>160337</text:p>
          </table:table-cell>
          <table:table-cell table:style-name="ce2" office:value-type="float" office:value="220318" calcext:value-type="float">
            <text:p>220318</text:p>
          </table:table-cell>
          <table:table-cell table:style-name="ce2" office:value-type="float" office:value="222861" calcext:value-type="float">
            <text:p>222861</text:p>
          </table:table-cell>
          <table:table-cell table:style-name="ce2" office:value-type="float" office:value="384358" calcext:value-type="float">
            <text:p>384358</text:p>
          </table:table-cell>
          <table:table-cell table:style-name="ce2" office:value-type="float" office:value="424327" calcext:value-type="float">
            <text:p>42432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KSČM</text:p>
          </table:table-cell>
          <table:table-cell table:style-name="ce2" office:value-type="float" office:value="658550" calcext:value-type="float">
            <text:p>658550</text:p>
          </table:table-cell>
          <table:table-cell table:style-name="ce2" office:value-type="float" office:value="50451" calcext:value-type="float">
            <text:p>50451</text:p>
          </table:table-cell>
          <table:table-cell table:style-name="ce2" office:value-type="float" office:value="77018" calcext:value-type="float">
            <text:p>77018</text:p>
          </table:table-cell>
          <table:table-cell table:style-name="ce2" office:value-type="float" office:value="47542" calcext:value-type="float">
            <text:p>47542</text:p>
          </table:table-cell>
          <table:table-cell table:style-name="ce2" office:value-type="float" office:value="57451" calcext:value-type="float">
            <text:p>57451</text:p>
          </table:table-cell>
          <table:table-cell table:style-name="ce2" office:value-type="float" office:value="79937" calcext:value-type="float">
            <text:p>79937</text:p>
          </table:table-cell>
          <table:table-cell table:style-name="ce2" office:value-type="float" office:value="74440" calcext:value-type="float">
            <text:p>74440</text:p>
          </table:table-cell>
          <table:table-cell table:style-name="ce2" office:value-type="float" office:value="149084" calcext:value-type="float">
            <text:p>149084</text:p>
          </table:table-cell>
          <table:table-cell table:style-name="ce2" office:value-type="float" office:value="122627" calcext:value-type="float">
            <text:p>12262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2" office:value-type="float" office:value="513596" calcext:value-type="float">
            <text:p>513596</text:p>
          </table:table-cell>
          <table:table-cell table:style-name="ce2" office:value-type="float" office:value="96564" calcext:value-type="float">
            <text:p>96564</text:p>
          </table:table-cell>
          <table:table-cell table:style-name="ce2" office:value-type="float" office:value="52816" calcext:value-type="float">
            <text:p>52816</text:p>
          </table:table-cell>
          <table:table-cell table:style-name="ce2" office:value-type="float" office:value="35302" calcext:value-type="float">
            <text:p>35302</text:p>
          </table:table-cell>
          <table:table-cell table:style-name="ce2" office:value-type="float" office:value="40988" calcext:value-type="float">
            <text:p>40988</text:p>
          </table:table-cell>
          <table:table-cell table:style-name="ce2" office:value-type="float" office:value="49518" calcext:value-type="float">
            <text:p>49518</text:p>
          </table:table-cell>
          <table:table-cell table:style-name="ce2" office:value-type="float" office:value="67491" calcext:value-type="float">
            <text:p>67491</text:p>
          </table:table-cell>
          <table:table-cell table:style-name="ce2" office:value-type="float" office:value="102893" calcext:value-type="float">
            <text:p>102893</text:p>
          </table:table-cell>
          <table:table-cell table:style-name="ce2" office:value-type="float" office:value="68024" calcext:value-type="float">
            <text:p>6802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C6:.J6])" office:value-type="float" office:value="5969505" calcext:value-type="float">
            <text:p>5969505</text:p>
          </table:table-cell>
          <table:table-cell office:value-type="float" office:value="721832" calcext:value-type="float">
            <text:p>721832</text:p>
          </table:table-cell>
          <table:table-cell office:value-type="float" office:value="668819" calcext:value-type="float">
            <text:p>668819</text:p>
          </table:table-cell>
          <table:table-cell office:value-type="float" office:value="413303" calcext:value-type="float">
            <text:p>413303</text:p>
          </table:table-cell>
          <table:table-cell office:value-type="float" office:value="489839" calcext:value-type="float">
            <text:p>489839</text:p>
          </table:table-cell>
          <table:table-cell office:value-type="float" office:value="634687" calcext:value-type="float">
            <text:p>634687</text:p>
          </table:table-cell>
          <table:table-cell office:value-type="float" office:value="744252" calcext:value-type="float">
            <text:p>744252</text:p>
          </table:table-cell>
          <table:table-cell office:value-type="float" office:value="1208143" calcext:value-type="float">
            <text:p>1208143</text:p>
          </table:table-cell>
          <table:table-cell office:value-type="float" office:value="1088630" calcext:value-type="float">
            <text:p>108863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KDU-ČSL</text:p>
          </table:table-cell>
          <table:table-cell office:value-type="float" office:value="20" calcext:value-type="float">
            <text:p>2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ODS</text:p>
          </table:table-cell>
          <table:table-cell office:value-type="float" office:value="63" calcext:value-type="float">
            <text:p>6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ČSSD</text:p>
          </table:table-cell>
          <table:table-cell office:value-type="float" office:value="74" calcext:value-type="float">
            <text:p>7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KSČM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S</text:p>
          </table:table-cell>
          <table:table-cell office:value-type="float" office:value="19" calcext:value-type="float">
            <text:p>1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B8:.B12])" office:value-type="float" office:value="200" calcext:value-type="float">
            <text:p>200</text:p>
          </table:table-cell>
          <table:table-cell table:formula="of:=SUM([.C8:.C12])" office:value-type="float" office:value="22" calcext:value-type="float">
            <text:p>22</text:p>
          </table:table-cell>
          <table:table-cell table:formula="of:=SUM([.D8:.D12])" office:value-type="float" office:value="20" calcext:value-type="float">
            <text:p>20</text:p>
          </table:table-cell>
          <table:table-cell table:formula="of:=SUM([.E8:.E12])" office:value-type="float" office:value="12" calcext:value-type="float">
            <text:p>12</text:p>
          </table:table-cell>
          <table:table-cell table:formula="of:=SUM([.F8:.F12])" office:value-type="float" office:value="15" calcext:value-type="float">
            <text:p>15</text:p>
          </table:table-cell>
          <table:table-cell table:formula="of:=SUM([.G8:.G12])" office:value-type="float" office:value="20" calcext:value-type="float">
            <text:p>20</text:p>
          </table:table-cell>
          <table:table-cell table:formula="of:=SUM([.H8:.H12])" office:value-type="float" office:value="23" calcext:value-type="float">
            <text:p>23</text:p>
          </table:table-cell>
          <table:table-cell table:formula="of:=SUM([.I8:.I12])" office:value-type="float" office:value="39" calcext:value-type="float">
            <text:p>39</text:p>
          </table:table-cell>
          <table:table-cell table:formula="of:=SUM([.J8:.J12])" office:value-type="float" office:value="34" calcext:value-type="float">
            <text:p>34</text:p>
          </table:table-cell>
          <table:table-cell table:formula="of:=SUM([.K8:.K12])" office:value-type="float" office:value="15" calcext:value-type="float">
            <text:p>15</text:p>
          </table:table-cell>
          <table:table-cell table:formula="of:=SUM([.L8:.L12])" office:value-type="float" office:value="0" calcext:value-type="float">
            <text:p>0</text:p>
          </table:table-cell>
          <table:table-cell table:formula="of:=SUM([.M8:.M12])" office:value-type="float" office:value="0" calcext:value-type="float">
            <text:p>0</text:p>
          </table:table-cell>
          <table:table-cell table:formula="of:=SUM([.N8:.N12])" office:value-type="float" office:value="0" calcext:value-type="float">
            <text:p>0</text:p>
          </table:table-cell>
          <table:table-cell table:formula="of:=SUM([.O8:.O12])" office:value-type="float" office:value="0" calcext:value-type="float">
            <text:p>0</text:p>
          </table:table-cell>
          <table:table-cell table:formula="of:=SUM([.P8:.P12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2"/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formula="of:=SUM([.B1:.B5])" office:value-type="float" office:value="5293830" calcext:value-type="float">
            <text:p>5293830</text:p>
          </table:table-cell>
          <table:table-cell table:formula="of:=[.B1]/[.$A$16]" office:value-type="float" office:value="0.101441300532885" calcext:value-type="float">
            <text:p>0.101441300532885</text:p>
          </table:table-cell>
          <table:table-cell table:formula="of:=[.B8]/[.$A$17]" office:value-type="float" office:value="0.1" calcext:value-type="float">
            <text:p>0.1</text:p>
          </table:table-cell>
          <table:table-cell table:formula="of:=(100*([.B16]-[.C16]))^2" office:value-type="float" office:value="0.0207734722609316" calcext:value-type="float">
            <text:p>0.020773472260932</text:p>
          </table:table-cell>
          <table:table-cell table:formula="of:=[.D16]/[.B16]/100" office:value-type="float" office:value="0.00204783181522771" calcext:value-type="float">
            <text:p>0.002047831815228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]/[.$A$16]" office:value-type="float" office:value="0.312819074280814" calcext:value-type="float">
            <text:p>0.312819074280814</text:p>
          </table:table-cell>
          <table:table-cell table:formula="of:=[.B9]/[.$A$17]" office:value-type="float" office:value="0.315" calcext:value-type="float">
            <text:p>0.315</text:p>
          </table:table-cell>
          <table:table-cell table:formula="of:=(100*([.B17]-[.C17]))^2" office:value-type="float" office:value="0.0475643699260838" calcext:value-type="float">
            <text:p>0.047564369926084</text:p>
          </table:table-cell>
          <table:table-cell table:formula="of:=[.D17]/[.B17]/100" office:value-type="float" office:value="0.00152050734231717" calcext:value-type="float">
            <text:p>0.001520507342317</text:p>
          </table:table-cell>
          <table:table-cell table:number-columns-repeated="11"/>
        </table:table-row>
        <table:table-row table:style-name="ro1">
          <table:table-cell/>
          <table:table-cell table:formula="of:=[.B3]/[.$A$16]" office:value-type="float" office:value="0.364322239286112" calcext:value-type="float">
            <text:p>0.364322239286112</text:p>
          </table:table-cell>
          <table:table-cell table:formula="of:=[.B10]/[.$A$17]" office:value-type="float" office:value="0.37" calcext:value-type="float">
            <text:p>0.37</text:p>
          </table:table-cell>
          <table:table-cell table:formula="of:=(100*([.B18]-[.C18]))^2" office:value-type="float" office:value="0.32236966724166" calcext:value-type="float">
            <text:p>0.32236966724166</text:p>
          </table:table-cell>
          <table:table-cell table:formula="of:=[.D18]/[.B18]/100" office:value-type="float" office:value="0.0088484762246011" calcext:value-type="float">
            <text:p>0.008848476224601</text:p>
          </table:table-cell>
          <table:table-cell table:number-columns-repeated="11"/>
        </table:table-row>
        <table:table-row table:style-name="ro1">
          <table:table-cell/>
          <table:table-cell table:formula="of:=[.B4]/[.$A$16]" office:value-type="float" office:value="0.124399536819278" calcext:value-type="float">
            <text:p>0.124399536819278</text:p>
          </table:table-cell>
          <table:table-cell table:formula="of:=[.B11]/[.$A$17]" office:value-type="float" office:value="0.12" calcext:value-type="float">
            <text:p>0.12</text:p>
          </table:table-cell>
          <table:table-cell table:formula="of:=(100*([.B19]-[.C19]))^2" office:value-type="float" office:value="0.193559242241854" calcext:value-type="float">
            <text:p>0.193559242241854</text:p>
          </table:table-cell>
          <table:table-cell table:formula="of:=[.D19]/[.B19]/100" office:value-type="float" office:value="0.0155594825504091" calcext:value-type="float">
            <text:p>0.015559482550409</text:p>
          </table:table-cell>
          <table:table-cell table:number-columns-repeated="11"/>
        </table:table-row>
        <table:table-row table:style-name="ro1">
          <table:table-cell/>
          <table:table-cell table:formula="of:=[.B5]/[.$A$16]" office:value-type="float" office:value="0.0970178490809112" calcext:value-type="float">
            <text:p>0.097017849080911</text:p>
          </table:table-cell>
          <table:table-cell table:formula="of:=[.B12]/[.$A$17]" office:value-type="float" office:value="0.095" calcext:value-type="float">
            <text:p>0.095</text:p>
          </table:table-cell>
          <table:table-cell table:formula="of:=(100*([.B20]-[.C20]))^2" office:value-type="float" office:value="0.0407171491333405" calcext:value-type="float">
            <text:p>0.040717149133341</text:p>
          </table:table-cell>
          <table:table-cell table:formula="of:=[.D20]/[.B20]/100" office:value-type="float" office:value="0.00419687196934073" calcext:value-type="float">
            <text:p>0.004196871969341</text:p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SQRT(SUM([.D16:.D20])/2)" office:value-type="float" office:value="0.559009794549196" calcext:value-type="float">
            <text:p>0.559009794549196</text:p>
          </table:table-cell>
          <table:table-cell table:formula="of:=SUM([.E16:.E20])" office:value-type="float" office:value="0.0321731699018958" calcext:value-type="float">
            <text:p>0.032173169901896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formula="of:=[.D21]" office:value-type="float" office:value="0.559009794549196" calcext:value-type="float">
            <text:p>0.559009794549196</text:p>
          </table:table-cell>
          <table:table-cell table:number-columns-repeated="15"/>
        </table:table-row>
        <table:table-row table:style-name="ro1">
          <table:table-cell table:formula="of:=[.E21]" office:value-type="float" office:value="0.0321731699018958" calcext:value-type="float">
            <text:p>0.032173169901896</text:p>
          </table:table-cell>
          <table:table-cell table:number-columns-repeated="15"/>
        </table:table-row>
      </table:table>
      <table:table table:name="2002" table:style-name="ta1"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ČSSD</text:p>
          </table:table-cell>
          <table:table-cell office:value-type="float" office:value="1440279" calcext:value-type="float">
            <text:p>1440279</text:p>
          </table:table-cell>
          <table:table-cell office:value-type="float" office:value="151628" calcext:value-type="float">
            <text:p>151628</text:p>
          </table:table-cell>
          <table:table-cell office:value-type="float" office:value="169381" calcext:value-type="float">
            <text:p>169381</text:p>
          </table:table-cell>
          <table:table-cell office:value-type="float" office:value="88232" calcext:value-type="float">
            <text:p>88232</text:p>
          </table:table-cell>
          <table:table-cell office:value-type="float" office:value="78733" calcext:value-type="float">
            <text:p>78733</text:p>
          </table:table-cell>
          <table:table-cell office:value-type="float" office:value="35517" calcext:value-type="float">
            <text:p>35517</text:p>
          </table:table-cell>
          <table:table-cell office:value-type="float" office:value="97684" calcext:value-type="float">
            <text:p>97684</text:p>
          </table:table-cell>
          <table:table-cell office:value-type="float" office:value="51260" calcext:value-type="float">
            <text:p>51260</text:p>
          </table:table-cell>
          <table:table-cell office:value-type="float" office:value="73478" calcext:value-type="float">
            <text:p>73478</text:p>
          </table:table-cell>
          <table:table-cell office:value-type="float" office:value="72270" calcext:value-type="float">
            <text:p>72270</text:p>
          </table:table-cell>
          <table:table-cell office:value-type="float" office:value="81471" calcext:value-type="float">
            <text:p>81471</text:p>
          </table:table-cell>
          <table:table-cell office:value-type="float" office:value="164717" calcext:value-type="float">
            <text:p>164717</text:p>
          </table:table-cell>
          <table:table-cell office:value-type="float" office:value="95370" calcext:value-type="float">
            <text:p>95370</text:p>
          </table:table-cell>
          <table:table-cell office:value-type="float" office:value="82313" calcext:value-type="float">
            <text:p>82313</text:p>
          </table:table-cell>
          <table:table-cell office:value-type="float" office:value="198225" calcext:value-type="float">
            <text:p>198225</text:p>
          </table:table-cell>
        </table:table-row>
        <table:table-row table:style-name="ro1">
          <table:table-cell table:style-name="ce1" office:value-type="string" calcext:value-type="string">
            <text:p>ODS</text:p>
          </table:table-cell>
          <table:table-cell office:value-type="float" office:value="1166975" calcext:value-type="float">
            <text:p>1166975</text:p>
          </table:table-cell>
          <table:table-cell office:value-type="float" office:value="198431" calcext:value-type="float">
            <text:p>198431</text:p>
          </table:table-cell>
          <table:table-cell office:value-type="float" office:value="144176" calcext:value-type="float">
            <text:p>144176</text:p>
          </table:table-cell>
          <table:table-cell office:value-type="float" office:value="75599" calcext:value-type="float">
            <text:p>75599</text:p>
          </table:table-cell>
          <table:table-cell office:value-type="float" office:value="66188" calcext:value-type="float">
            <text:p>66188</text:p>
          </table:table-cell>
          <table:table-cell office:value-type="float" office:value="29916" calcext:value-type="float">
            <text:p>29916</text:p>
          </table:table-cell>
          <table:table-cell office:value-type="float" office:value="81049" calcext:value-type="float">
            <text:p>81049</text:p>
          </table:table-cell>
          <table:table-cell office:value-type="float" office:value="51920" calcext:value-type="float">
            <text:p>51920</text:p>
          </table:table-cell>
          <table:table-cell office:value-type="float" office:value="71074" calcext:value-type="float">
            <text:p>71074</text:p>
          </table:table-cell>
          <table:table-cell office:value-type="float" office:value="56177" calcext:value-type="float">
            <text:p>56177</text:p>
          </table:table-cell>
          <table:table-cell office:value-type="float" office:value="49098" calcext:value-type="float">
            <text:p>49098</text:p>
          </table:table-cell>
          <table:table-cell office:value-type="float" office:value="115401" calcext:value-type="float">
            <text:p>115401</text:p>
          </table:table-cell>
          <table:table-cell office:value-type="float" office:value="60791" calcext:value-type="float">
            <text:p>60791</text:p>
          </table:table-cell>
          <table:table-cell office:value-type="float" office:value="60838" calcext:value-type="float">
            <text:p>60838</text:p>
          </table:table-cell>
          <table:table-cell office:value-type="float" office:value="106317" calcext:value-type="float">
            <text:p>106317</text:p>
          </table:table-cell>
        </table:table-row>
        <table:table-row table:style-name="ro1">
          <table:table-cell table:style-name="ce1" office:value-type="string" calcext:value-type="string">
            <text:p>KSČM</text:p>
          </table:table-cell>
          <table:table-cell office:value-type="float" office:value="882653" calcext:value-type="float">
            <text:p>882653</text:p>
          </table:table-cell>
          <table:table-cell office:value-type="float" office:value="65136" calcext:value-type="float">
            <text:p>65136</text:p>
          </table:table-cell>
          <table:table-cell office:value-type="float" office:value="100312" calcext:value-type="float">
            <text:p>100312</text:p>
          </table:table-cell>
          <table:table-cell office:value-type="float" office:value="53098" calcext:value-type="float">
            <text:p>53098</text:p>
          </table:table-cell>
          <table:table-cell office:value-type="float" office:value="50893" calcext:value-type="float">
            <text:p>50893</text:p>
          </table:table-cell>
          <table:table-cell office:value-type="float" office:value="26626" calcext:value-type="float">
            <text:p>26626</text:p>
          </table:table-cell>
          <table:table-cell office:value-type="float" office:value="83951" calcext:value-type="float">
            <text:p>83951</text:p>
          </table:table-cell>
          <table:table-cell office:value-type="float" office:value="32542" calcext:value-type="float">
            <text:p>32542</text:p>
          </table:table-cell>
          <table:table-cell office:value-type="float" office:value="42928" calcext:value-type="float">
            <text:p>42928</text:p>
          </table:table-cell>
          <table:table-cell office:value-type="float" office:value="42664" calcext:value-type="float">
            <text:p>42664</text:p>
          </table:table-cell>
          <table:table-cell office:value-type="float" office:value="50185" calcext:value-type="float">
            <text:p>50185</text:p>
          </table:table-cell>
          <table:table-cell office:value-type="float" office:value="108819" calcext:value-type="float">
            <text:p>108819</text:p>
          </table:table-cell>
          <table:table-cell office:value-type="float" office:value="62804" calcext:value-type="float">
            <text:p>62804</text:p>
          </table:table-cell>
          <table:table-cell office:value-type="float" office:value="47134" calcext:value-type="float">
            <text:p>47134</text:p>
          </table:table-cell>
          <table:table-cell office:value-type="float" office:value="115561" calcext:value-type="float">
            <text:p>115561</text:p>
          </table:table-cell>
        </table:table-row>
        <table:table-row table:style-name="ro1">
          <table:table-cell office:value-type="string" calcext:value-type="string">
            <text:p>KDU-ČSL, US-DEU</text:p>
          </table:table-cell>
          <table:table-cell office:value-type="float" office:value="680671" calcext:value-type="float">
            <text:p>680671</text:p>
          </table:table-cell>
          <table:table-cell office:value-type="float" office:value="108316" calcext:value-type="float">
            <text:p>108316</text:p>
          </table:table-cell>
          <table:table-cell office:value-type="float" office:value="63971" calcext:value-type="float">
            <text:p>63971</text:p>
          </table:table-cell>
          <table:table-cell office:value-type="float" office:value="35637" calcext:value-type="float">
            <text:p>35637</text:p>
          </table:table-cell>
          <table:table-cell office:value-type="float" office:value="30516" calcext:value-type="float">
            <text:p>30516</text:p>
          </table:table-cell>
          <table:table-cell office:value-type="float" office:value="10725" calcext:value-type="float">
            <text:p>10725</text:p>
          </table:table-cell>
          <table:table-cell office:value-type="float" office:value="26169" calcext:value-type="float">
            <text:p>26169</text:p>
          </table:table-cell>
          <table:table-cell office:value-type="float" office:value="25096" calcext:value-type="float">
            <text:p>25096</text:p>
          </table:table-cell>
          <table:table-cell office:value-type="float" office:value="38665" calcext:value-type="float">
            <text:p>38665</text:p>
          </table:table-cell>
          <table:table-cell office:value-type="float" office:value="41209" calcext:value-type="float">
            <text:p>41209</text:p>
          </table:table-cell>
          <table:table-cell office:value-type="float" office:value="43123" calcext:value-type="float">
            <text:p>43123</text:p>
          </table:table-cell>
          <table:table-cell office:value-type="float" office:value="95563" calcext:value-type="float">
            <text:p>95563</text:p>
          </table:table-cell>
          <table:table-cell office:value-type="float" office:value="41675" calcext:value-type="float">
            <text:p>41675</text:p>
          </table:table-cell>
          <table:table-cell office:value-type="float" office:value="55113" calcext:value-type="float">
            <text:p>55113</text:p>
          </table:table-cell>
          <table:table-cell office:value-type="float" office:value="64893" calcext:value-type="float">
            <text:p>6489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C5:.P5])" office:value-type="float" office:value="4768006" calcext:value-type="float">
            <text:p>4768006</text:p>
          </table:table-cell>
          <table:table-cell table:style-name="ce2" office:value-type="float" office:value="586459" calcext:value-type="float">
            <text:p>586459</text:p>
          </table:table-cell>
          <table:table-cell table:style-name="ce2" office:value-type="float" office:value="537201" calcext:value-type="float">
            <text:p>537201</text:p>
          </table:table-cell>
          <table:table-cell table:style-name="ce2" office:value-type="float" office:value="290888" calcext:value-type="float">
            <text:p>290888</text:p>
          </table:table-cell>
          <table:table-cell table:style-name="ce2" office:value-type="float" office:value="259470" calcext:value-type="float">
            <text:p>259470</text:p>
          </table:table-cell>
          <table:table-cell table:style-name="ce2" office:value-type="float" office:value="121140" calcext:value-type="float">
            <text:p>121140</text:p>
          </table:table-cell>
          <table:table-cell table:style-name="ce2" office:value-type="float" office:value="334662" calcext:value-type="float">
            <text:p>334662</text:p>
          </table:table-cell>
          <table:table-cell table:style-name="ce2" office:value-type="float" office:value="189441" calcext:value-type="float">
            <text:p>189441</text:p>
          </table:table-cell>
          <table:table-cell table:style-name="ce2" office:value-type="float" office:value="267341" calcext:value-type="float">
            <text:p>267341</text:p>
          </table:table-cell>
          <table:table-cell table:style-name="ce2" office:value-type="float" office:value="245335" calcext:value-type="float">
            <text:p>245335</text:p>
          </table:table-cell>
          <table:table-cell table:style-name="ce2" office:value-type="float" office:value="254808" calcext:value-type="float">
            <text:p>254808</text:p>
          </table:table-cell>
          <table:table-cell table:style-name="ce2" office:value-type="float" office:value="550759" calcext:value-type="float">
            <text:p>550759</text:p>
          </table:table-cell>
          <table:table-cell table:style-name="ce2" office:value-type="float" office:value="298763" calcext:value-type="float">
            <text:p>298763</text:p>
          </table:table-cell>
          <table:table-cell table:style-name="ce2" office:value-type="float" office:value="283192" calcext:value-type="float">
            <text:p>283192</text:p>
          </table:table-cell>
          <table:table-cell table:style-name="ce2" office:value-type="float" office:value="548547" calcext:value-type="float">
            <text:p>548547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ČSSD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ODS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KSČM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DU-ČSL, US-DEU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7:.B10])" office:value-type="float" office:value="200" calcext:value-type="float">
            <text:p>200</text:p>
          </table:table-cell>
          <table:table-cell table:formula="of:=SUM([.C7:.C10])" office:value-type="float" office:value="25" calcext:value-type="float">
            <text:p>25</text:p>
          </table:table-cell>
          <table:table-cell table:formula="of:=SUM([.D7:.D10])" office:value-type="float" office:value="23" calcext:value-type="float">
            <text:p>23</text:p>
          </table:table-cell>
          <table:table-cell table:formula="of:=SUM([.E7:.E10])" office:value-type="float" office:value="12" calcext:value-type="float">
            <text:p>12</text:p>
          </table:table-cell>
          <table:table-cell table:formula="of:=SUM([.F7:.F10])" office:value-type="float" office:value="11" calcext:value-type="float">
            <text:p>11</text:p>
          </table:table-cell>
          <table:table-cell table:formula="of:=SUM([.G7:.G10])" office:value-type="float" office:value="5" calcext:value-type="float">
            <text:p>5</text:p>
          </table:table-cell>
          <table:table-cell table:formula="of:=SUM([.H7:.H10])" office:value-type="float" office:value="14" calcext:value-type="float">
            <text:p>14</text:p>
          </table:table-cell>
          <table:table-cell table:formula="of:=SUM([.I7:.I10])" office:value-type="float" office:value="8" calcext:value-type="float">
            <text:p>8</text:p>
          </table:table-cell>
          <table:table-cell table:formula="of:=SUM([.J7:.J10])" office:value-type="float" office:value="11" calcext:value-type="float">
            <text:p>11</text:p>
          </table:table-cell>
          <table:table-cell table:formula="of:=SUM([.K7:.K10])" office:value-type="float" office:value="10" calcext:value-type="float">
            <text:p>10</text:p>
          </table:table-cell>
          <table:table-cell table:formula="of:=SUM([.L7:.L10])" office:value-type="float" office:value="11" calcext:value-type="float">
            <text:p>11</text:p>
          </table:table-cell>
          <table:table-cell table:formula="of:=SUM([.M7:.M10])" office:value-type="float" office:value="23" calcext:value-type="float">
            <text:p>23</text:p>
          </table:table-cell>
          <table:table-cell table:formula="of:=SUM([.N7:.N10])" office:value-type="float" office:value="12" calcext:value-type="float">
            <text:p>12</text:p>
          </table:table-cell>
          <table:table-cell table:formula="of:=SUM([.O7:.O10])" office:value-type="float" office:value="12" calcext:value-type="float">
            <text:p>12</text:p>
          </table:table-cell>
          <table:table-cell table:formula="of:=SUM([.P7:.P10])" office:value-type="float" office:value="23" calcext:value-type="float">
            <text:p>23</text:p>
          </table:table-cell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formula="of:=SUM([.B1:.B4])" office:value-type="float" office:value="4170578" calcext:value-type="float">
            <text:p>4170578</text:p>
          </table:table-cell>
          <table:table-cell table:formula="of:=[.B1]/[.$A$16]" office:value-type="float" office:value="0.345342779825722" calcext:value-type="float">
            <text:p>0.345342779825722</text:p>
          </table:table-cell>
          <table:table-cell table:formula="of:=[.B7]/[.$A$17]" office:value-type="float" office:value="0.35" calcext:value-type="float">
            <text:p>0.35</text:p>
          </table:table-cell>
          <table:table-cell table:formula="of:=(100*([.B16]-[.C16]))^2" office:value-type="float" office:value="0.21689699751702" calcext:value-type="float">
            <text:p>0.21689699751702</text:p>
          </table:table-cell>
          <table:table-cell table:formula="of:=[.D16]/[.B16]/100" office:value-type="float" office:value="0.00628062928162209" calcext:value-type="float">
            <text:p>0.006280629281622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]/[.$A$16]" office:value-type="float" office:value="0.279811335503136" calcext:value-type="float">
            <text:p>0.279811335503136</text:p>
          </table:table-cell>
          <table:table-cell table:formula="of:=[.B8]/[.$A$17]" office:value-type="float" office:value="0.29" calcext:value-type="float">
            <text:p>0.29</text:p>
          </table:table-cell>
          <table:table-cell table:formula="of:=(100*([.B17]-[.C17]))^2" office:value-type="float" office:value="1.03808884229647" calcext:value-type="float">
            <text:p>1.03808884229647</text:p>
          </table:table-cell>
          <table:table-cell table:formula="of:=[.D17]/[.B17]/100" office:value-type="float" office:value="0.0370995992864211" calcext:value-type="float">
            <text:p>0.037099599286421</text:p>
          </table:table-cell>
          <table:table-cell table:number-columns-repeated="11"/>
        </table:table-row>
        <table:table-row table:style-name="ro1">
          <table:table-cell/>
          <table:table-cell table:formula="of:=[.B3]/[.$A$16]" office:value-type="float" office:value="0.211638051128644" calcext:value-type="float">
            <text:p>0.211638051128644</text:p>
          </table:table-cell>
          <table:table-cell table:formula="of:=[.B9]/[.$A$17]" office:value-type="float" office:value="0.205" calcext:value-type="float">
            <text:p>0.205</text:p>
          </table:table-cell>
          <table:table-cell table:formula="of:=(100*([.B18]-[.C18]))^2" office:value-type="float" office:value="0.440637227864988" calcext:value-type="float">
            <text:p>0.440637227864988</text:p>
          </table:table-cell>
          <table:table-cell table:formula="of:=[.D18]/[.B18]/100" office:value-type="float" office:value="0.0208203215591484" calcext:value-type="float">
            <text:p>0.020820321559149</text:p>
          </table:table-cell>
          <table:table-cell table:number-columns-repeated="11"/>
        </table:table-row>
        <table:table-row table:style-name="ro1">
          <table:table-cell/>
          <table:table-cell table:formula="of:=[.B4]/[.$A$16]" office:value-type="float" office:value="0.163207833542497" calcext:value-type="float">
            <text:p>0.163207833542497</text:p>
          </table:table-cell>
          <table:table-cell table:formula="of:=[.B10]/[.$A$17]" office:value-type="float" office:value="0.155" calcext:value-type="float">
            <text:p>0.155</text:p>
          </table:table-cell>
          <table:table-cell table:formula="of:=(100*([.B19]-[.C19]))^2" office:value-type="float" office:value="0.673685314613387" calcext:value-type="float">
            <text:p>0.673685314613387</text:p>
          </table:table-cell>
          <table:table-cell table:formula="of:=[.D19]/[.B19]/100" office:value-type="float" office:value="0.0412777560972874" calcext:value-type="float">
            <text:p>0.041277756097287</text:p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SQRT(SUM([.D16:.D19])/2)" office:value-type="float" office:value="1.08841820599709" calcext:value-type="float">
            <text:p>1.08841820599709</text:p>
          </table:table-cell>
          <table:table-cell table:formula="of:=SUM([.E16:.E19])" office:value-type="float" office:value="0.105478306224479" calcext:value-type="float">
            <text:p>0.105478306224479</text:p>
          </table:table-cell>
          <table:table-cell table:number-columns-repeated="11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formula="of:=[.D20]" office:value-type="float" office:value="1.08841820599709" calcext:value-type="float">
            <text:p>1.08841820599709</text:p>
          </table:table-cell>
          <table:table-cell table:number-columns-repeated="15"/>
        </table:table-row>
        <table:table-row table:style-name="ro1">
          <table:table-cell table:formula="of:=[.E20]" office:value-type="float" office:value="0.105478306224479" calcext:value-type="float">
            <text:p>0.105478306224479</text:p>
          </table:table-cell>
          <table:table-cell table:number-columns-repeated="15"/>
        </table:table-row>
      </table:table>
      <table:table table:name="2006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ODS</text:p>
          </table:table-cell>
          <table:table-cell office:value-type="float" office:value="1892475" calcext:value-type="float">
            <text:p>1892475</text:p>
          </table:table-cell>
          <table:table-cell office:value-type="float" office:value="317224" calcext:value-type="float">
            <text:p>317224</text:p>
          </table:table-cell>
          <table:table-cell office:value-type="float" office:value="243012" calcext:value-type="float">
            <text:p>243012</text:p>
          </table:table-cell>
          <table:table-cell office:value-type="float" office:value="123804" calcext:value-type="float">
            <text:p>123804</text:p>
          </table:table-cell>
          <table:table-cell office:value-type="float" office:value="105391" calcext:value-type="float">
            <text:p>105391</text:p>
          </table:table-cell>
          <table:table-cell office:value-type="float" office:value="49189" calcext:value-type="float">
            <text:p>49189</text:p>
          </table:table-cell>
          <table:table-cell office:value-type="float" office:value="130365" calcext:value-type="float">
            <text:p>130365</text:p>
          </table:table-cell>
          <table:table-cell office:value-type="float" office:value="83647" calcext:value-type="float">
            <text:p>83647</text:p>
          </table:table-cell>
          <table:table-cell office:value-type="float" office:value="111466" calcext:value-type="float">
            <text:p>111466</text:p>
          </table:table-cell>
          <table:table-cell office:value-type="float" office:value="91113" calcext:value-type="float">
            <text:p>91113</text:p>
          </table:table-cell>
          <table:table-cell office:value-type="float" office:value="76393" calcext:value-type="float">
            <text:p>76393</text:p>
          </table:table-cell>
          <table:table-cell office:value-type="float" office:value="186779" calcext:value-type="float">
            <text:p>186779</text:p>
          </table:table-cell>
          <table:table-cell office:value-type="float" office:value="101151" calcext:value-type="float">
            <text:p>101151</text:p>
          </table:table-cell>
          <table:table-cell office:value-type="float" office:value="101376" calcext:value-type="float">
            <text:p>101376</text:p>
          </table:table-cell>
          <table:table-cell office:value-type="float" office:value="171565" calcext:value-type="float">
            <text:p>171565</text:p>
          </table:table-cell>
        </table:table-row>
        <table:table-row table:style-name="ro1">
          <table:table-cell office:value-type="string" calcext:value-type="string">
            <text:p>ČSSD</text:p>
          </table:table-cell>
          <table:table-cell office:value-type="float" office:value="1728827" calcext:value-type="float">
            <text:p>1728827</text:p>
          </table:table-cell>
          <table:table-cell office:value-type="float" office:value="152962" calcext:value-type="float">
            <text:p>152962</text:p>
          </table:table-cell>
          <table:table-cell office:value-type="float" office:value="190607" calcext:value-type="float">
            <text:p>190607</text:p>
          </table:table-cell>
          <table:table-cell office:value-type="float" office:value="102833" calcext:value-type="float">
            <text:p>102833</text:p>
          </table:table-cell>
          <table:table-cell office:value-type="float" office:value="91606" calcext:value-type="float">
            <text:p>91606</text:p>
          </table:table-cell>
          <table:table-cell office:value-type="float" office:value="44887" calcext:value-type="float">
            <text:p>44887</text:p>
          </table:table-cell>
          <table:table-cell office:value-type="float" office:value="132895" calcext:value-type="float">
            <text:p>132895</text:p>
          </table:table-cell>
          <table:table-cell office:value-type="float" office:value="63181" calcext:value-type="float">
            <text:p>63181</text:p>
          </table:table-cell>
          <table:table-cell office:value-type="float" office:value="89204" calcext:value-type="float">
            <text:p>89204</text:p>
          </table:table-cell>
          <table:table-cell office:value-type="float" office:value="90268" calcext:value-type="float">
            <text:p>90268</text:p>
          </table:table-cell>
          <table:table-cell office:value-type="float" office:value="97568" calcext:value-type="float">
            <text:p>97568</text:p>
          </table:table-cell>
          <table:table-cell office:value-type="float" office:value="200619" calcext:value-type="float">
            <text:p>200619</text:p>
          </table:table-cell>
          <table:table-cell office:value-type="float" office:value="118334" calcext:value-type="float">
            <text:p>118334</text:p>
          </table:table-cell>
          <table:table-cell office:value-type="float" office:value="106481" calcext:value-type="float">
            <text:p>106481</text:p>
          </table:table-cell>
          <table:table-cell office:value-type="float" office:value="247382" calcext:value-type="float">
            <text:p>247382</text:p>
          </table:table-cell>
        </table:table-row>
        <table:table-row table:style-name="ro1">
          <table:table-cell office:value-type="string" calcext:value-type="string">
            <text:p>SZ</text:p>
          </table:table-cell>
          <table:table-cell office:value-type="float" office:value="336487" calcext:value-type="float">
            <text:p>336487</text:p>
          </table:table-cell>
          <table:table-cell office:value-type="float" office:value="60384" calcext:value-type="float">
            <text:p>60384</text:p>
          </table:table-cell>
          <table:table-cell office:value-type="float" office:value="37219" calcext:value-type="float">
            <text:p>37219</text:p>
          </table:table-cell>
          <table:table-cell office:value-type="float" office:value="19924" calcext:value-type="float">
            <text:p>19924</text:p>
          </table:table-cell>
          <table:table-cell office:value-type="float" office:value="17090" calcext:value-type="float">
            <text:p>17090</text:p>
          </table:table-cell>
          <table:table-cell office:value-type="float" office:value="9206" calcext:value-type="float">
            <text:p>9206</text:p>
          </table:table-cell>
          <table:table-cell office:value-type="float" office:value="22616" calcext:value-type="float">
            <text:p>22616</text:p>
          </table:table-cell>
          <table:table-cell office:value-type="float" office:value="20646" calcext:value-type="float">
            <text:p>20646</text:p>
          </table:table-cell>
          <table:table-cell office:value-type="float" office:value="19819" calcext:value-type="float">
            <text:p>19819</text:p>
          </table:table-cell>
          <table:table-cell office:value-type="float" office:value="17148" calcext:value-type="float">
            <text:p>17148</text:p>
          </table:table-cell>
          <table:table-cell office:value-type="float" office:value="13514" calcext:value-type="float">
            <text:p>13514</text:p>
          </table:table-cell>
          <table:table-cell office:value-type="float" office:value="37771" calcext:value-type="float">
            <text:p>37771</text:p>
          </table:table-cell>
          <table:table-cell office:value-type="float" office:value="18398" calcext:value-type="float">
            <text:p>18398</text:p>
          </table:table-cell>
          <table:table-cell office:value-type="float" office:value="16224" calcext:value-type="float">
            <text:p>16224</text:p>
          </table:table-cell>
          <table:table-cell office:value-type="float" office:value="26528" calcext:value-type="float">
            <text:p>26528</text:p>
          </table:table-cell>
        </table:table-row>
        <table:table-row table:style-name="ro1">
          <table:table-cell office:value-type="string" calcext:value-type="string">
            <text:p>KSČM</text:p>
          </table:table-cell>
          <table:table-cell office:value-type="float" office:value="685328" calcext:value-type="float">
            <text:p>685328</text:p>
          </table:table-cell>
          <table:table-cell office:value-type="float" office:value="51925" calcext:value-type="float">
            <text:p>51925</text:p>
          </table:table-cell>
          <table:table-cell office:value-type="float" office:value="79964" calcext:value-type="float">
            <text:p>79964</text:p>
          </table:table-cell>
          <table:table-cell office:value-type="float" office:value="45099" calcext:value-type="float">
            <text:p>45099</text:p>
          </table:table-cell>
          <table:table-cell office:value-type="float" office:value="40578" calcext:value-type="float">
            <text:p>40578</text:p>
          </table:table-cell>
          <table:table-cell office:value-type="float" office:value="20323" calcext:value-type="float">
            <text:p>20323</text:p>
          </table:table-cell>
          <table:table-cell office:value-type="float" office:value="60175" calcext:value-type="float">
            <text:p>60175</text:p>
          </table:table-cell>
          <table:table-cell office:value-type="float" office:value="24823" calcext:value-type="float">
            <text:p>24823</text:p>
          </table:table-cell>
          <table:table-cell office:value-type="float" office:value="34093" calcext:value-type="float">
            <text:p>34093</text:p>
          </table:table-cell>
          <table:table-cell office:value-type="float" office:value="33956" calcext:value-type="float">
            <text:p>33956</text:p>
          </table:table-cell>
          <table:table-cell office:value-type="float" office:value="40480" calcext:value-type="float">
            <text:p>40480</text:p>
          </table:table-cell>
          <table:table-cell office:value-type="float" office:value="83687" calcext:value-type="float">
            <text:p>83687</text:p>
          </table:table-cell>
          <table:table-cell office:value-type="float" office:value="49026" calcext:value-type="float">
            <text:p>49026</text:p>
          </table:table-cell>
          <table:table-cell office:value-type="float" office:value="35998" calcext:value-type="float">
            <text:p>35998</text:p>
          </table:table-cell>
          <table:table-cell office:value-type="float" office:value="85201" calcext:value-type="float">
            <text:p>85201</text:p>
          </table:table-cell>
        </table:table-row>
        <table:table-row table:style-name="ro1">
          <table:table-cell office:value-type="string" calcext:value-type="string">
            <text:p>KDU-ČSL</text:p>
          </table:table-cell>
          <table:table-cell office:value-type="float" office:value="386706" calcext:value-type="float">
            <text:p>386706</text:p>
          </table:table-cell>
          <table:table-cell office:value-type="float" office:value="31820" calcext:value-type="float">
            <text:p>31820</text:p>
          </table:table-cell>
          <table:table-cell office:value-type="float" office:value="30207" calcext:value-type="float">
            <text:p>30207</text:p>
          </table:table-cell>
          <table:table-cell office:value-type="float" office:value="27630" calcext:value-type="float">
            <text:p>27630</text:p>
          </table:table-cell>
          <table:table-cell office:value-type="float" office:value="16338" calcext:value-type="float">
            <text:p>16338</text:p>
          </table:table-cell>
          <table:table-cell office:value-type="float" office:value="4723" calcext:value-type="float">
            <text:p>4723</text:p>
          </table:table-cell>
          <table:table-cell office:value-type="float" office:value="8365" calcext:value-type="float">
            <text:p>8365</text:p>
          </table:table-cell>
          <table:table-cell office:value-type="float" office:value="9131" calcext:value-type="float">
            <text:p>9131</text:p>
          </table:table-cell>
          <table:table-cell office:value-type="float" office:value="19893" calcext:value-type="float">
            <text:p>19893</text:p>
          </table:table-cell>
          <table:table-cell office:value-type="float" office:value="24023" calcext:value-type="float">
            <text:p>24023</text:p>
          </table:table-cell>
          <table:table-cell office:value-type="float" office:value="33587" calcext:value-type="float">
            <text:p>33587</text:p>
          </table:table-cell>
          <table:table-cell office:value-type="float" office:value="67865" calcext:value-type="float">
            <text:p>67865</text:p>
          </table:table-cell>
          <table:table-cell office:value-type="float" office:value="27609" calcext:value-type="float">
            <text:p>27609</text:p>
          </table:table-cell>
          <table:table-cell office:value-type="float" office:value="41663" calcext:value-type="float">
            <text:p>41663</text:p>
          </table:table-cell>
          <table:table-cell office:value-type="float" office:value="43852" calcext:value-type="float">
            <text:p>4385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5348976" calcext:value-type="float">
            <text:p>5348976</text:p>
          </table:table-cell>
          <table:table-cell office:value-type="float" office:value="656495" calcext:value-type="float">
            <text:p>656495</text:p>
          </table:table-cell>
          <table:table-cell office:value-type="float" office:value="620047" calcext:value-type="float">
            <text:p>620047</text:p>
          </table:table-cell>
          <table:table-cell office:value-type="float" office:value="337387" calcext:value-type="float">
            <text:p>337387</text:p>
          </table:table-cell>
          <table:table-cell office:value-type="float" office:value="289049" calcext:value-type="float">
            <text:p>289049</text:p>
          </table:table-cell>
          <table:table-cell office:value-type="float" office:value="137117" calcext:value-type="float">
            <text:p>137117</text:p>
          </table:table-cell>
          <table:table-cell office:value-type="float" office:value="374736" calcext:value-type="float">
            <text:p>374736</text:p>
          </table:table-cell>
          <table:table-cell office:value-type="float" office:value="215510" calcext:value-type="float">
            <text:p>215510</text:p>
          </table:table-cell>
          <table:table-cell office:value-type="float" office:value="295931" calcext:value-type="float">
            <text:p>295931</text:p>
          </table:table-cell>
          <table:table-cell office:value-type="float" office:value="273921" calcext:value-type="float">
            <text:p>273921</text:p>
          </table:table-cell>
          <table:table-cell office:value-type="float" office:value="275997" calcext:value-type="float">
            <text:p>275997</text:p>
          </table:table-cell>
          <table:table-cell office:value-type="float" office:value="608804" calcext:value-type="float">
            <text:p>608804</text:p>
          </table:table-cell>
          <table:table-cell office:value-type="float" office:value="333849" calcext:value-type="float">
            <text:p>333849</text:p>
          </table:table-cell>
          <table:table-cell office:value-type="float" office:value="319933" calcext:value-type="float">
            <text:p>319933</text:p>
          </table:table-cell>
          <table:table-cell office:value-type="float" office:value="610200" calcext:value-type="float">
            <text:p>61020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ODS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ČSSD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Z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SČM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DU-ČSL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8:.B12])" office:value-type="float" office:value="200" calcext:value-type="float">
            <text:p>200</text:p>
          </table:table-cell>
          <table:table-cell table:formula="of:=SUM([.C8:.C12])" office:value-type="float" office:value="25" calcext:value-type="float">
            <text:p>25</text:p>
          </table:table-cell>
          <table:table-cell table:formula="of:=SUM([.D8:.D12])" office:value-type="float" office:value="23" calcext:value-type="float">
            <text:p>23</text:p>
          </table:table-cell>
          <table:table-cell table:formula="of:=SUM([.E8:.E12])" office:value-type="float" office:value="13" calcext:value-type="float">
            <text:p>13</text:p>
          </table:table-cell>
          <table:table-cell table:formula="of:=SUM([.F8:.F12])" office:value-type="float" office:value="11" calcext:value-type="float">
            <text:p>11</text:p>
          </table:table-cell>
          <table:table-cell table:formula="of:=SUM([.G8:.G12])" office:value-type="float" office:value="5" calcext:value-type="float">
            <text:p>5</text:p>
          </table:table-cell>
          <table:table-cell table:formula="of:=SUM([.H8:.H12])" office:value-type="float" office:value="14" calcext:value-type="float">
            <text:p>14</text:p>
          </table:table-cell>
          <table:table-cell table:formula="of:=SUM([.I8:.I12])" office:value-type="float" office:value="8" calcext:value-type="float">
            <text:p>8</text:p>
          </table:table-cell>
          <table:table-cell table:formula="of:=SUM([.J8:.J12])" office:value-type="float" office:value="11" calcext:value-type="float">
            <text:p>11</text:p>
          </table:table-cell>
          <table:table-cell table:formula="of:=SUM([.K8:.K12])" office:value-type="float" office:value="10" calcext:value-type="float">
            <text:p>10</text:p>
          </table:table-cell>
          <table:table-cell table:formula="of:=SUM([.L8:.L12])" office:value-type="float" office:value="10" calcext:value-type="float">
            <text:p>10</text:p>
          </table:table-cell>
          <table:table-cell table:formula="of:=SUM([.M8:.M12])" office:value-type="float" office:value="23" calcext:value-type="float">
            <text:p>23</text:p>
          </table:table-cell>
          <table:table-cell table:formula="of:=SUM([.N8:.N12])" office:value-type="float" office:value="12" calcext:value-type="float">
            <text:p>12</text:p>
          </table:table-cell>
          <table:table-cell table:formula="of:=SUM([.O8:.O12])" office:value-type="float" office:value="12" calcext:value-type="float">
            <text:p>12</text:p>
          </table:table-cell>
          <table:table-cell table:formula="of:=SUM([.P8:.P12])" office:value-type="float" office:value="23" calcext:value-type="float">
            <text:p>23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formula="of:=SUM([.B1:.B5])" office:value-type="float" office:value="5029823" calcext:value-type="float">
            <text:p>5029823</text:p>
          </table:table-cell>
          <table:table-cell table:formula="of:=[.B1]/[.$A$16]" office:value-type="float" office:value="0.376250814392475" calcext:value-type="float">
            <text:p>0.376250814392475</text:p>
          </table:table-cell>
          <table:table-cell table:formula="of:=[.B8]/[.$A$17]" office:value-type="float" office:value="0.405" calcext:value-type="float">
            <text:p>0.405</text:p>
          </table:table-cell>
          <table:table-cell table:formula="of:=(100*([.B16]-[.C16]))^2" office:value-type="float" office:value="8.26515673095944" calcext:value-type="float">
            <text:p>8.26515673095944</text:p>
          </table:table-cell>
          <table:table-cell table:formula="of:=[.D16]/[.B16]/100" office:value-type="float" office:value="0.21967146421477" calcext:value-type="float">
            <text:p>0.21967146421477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]/[.$A$16]" office:value-type="float" office:value="0.343715275865572" calcext:value-type="float">
            <text:p>0.343715275865572</text:p>
          </table:table-cell>
          <table:table-cell table:formula="of:=[.B9]/[.$A$17]" office:value-type="float" office:value="0.37" calcext:value-type="float">
            <text:p>0.37</text:p>
          </table:table-cell>
          <table:table-cell table:formula="of:=(100*([.B17]-[.C17]))^2" office:value-type="float" office:value="6.9088672282297" calcext:value-type="float">
            <text:p>6.9088672282297</text:p>
          </table:table-cell>
          <table:table-cell table:formula="of:=[.D17]/[.B17]/100" office:value-type="float" office:value="0.201005533164949" calcext:value-type="float">
            <text:p>0.201005533164949</text:p>
          </table:table-cell>
          <table:table-cell table:number-columns-repeated="11"/>
        </table:table-row>
        <table:table-row table:style-name="ro1">
          <table:table-cell/>
          <table:table-cell table:formula="of:=[.B3]/[.$A$16]" office:value-type="float" office:value="0.0668983779349691" calcext:value-type="float">
            <text:p>0.066898377934969</text:p>
          </table:table-cell>
          <table:table-cell table:formula="of:=[.B10]/[.$A$17]" office:value-type="float" office:value="0.03" calcext:value-type="float">
            <text:p>0.03</text:p>
          </table:table-cell>
          <table:table-cell table:formula="of:=(100*([.B18]-[.C18]))^2" office:value-type="float" office:value="13.6149029423181" calcext:value-type="float">
            <text:p>13.6149029423181</text:p>
          </table:table-cell>
          <table:table-cell table:formula="of:=[.D18]/[.B18]/100" office:value-type="float" office:value="2.03516189219909" calcext:value-type="float">
            <text:p>2.03516189219909</text:p>
          </table:table-cell>
          <table:table-cell table:number-columns-repeated="11"/>
        </table:table-row>
        <table:table-row table:style-name="ro1">
          <table:table-cell/>
          <table:table-cell table:formula="of:=[.B4]/[.$A$16]" office:value-type="float" office:value="0.136252905917365" calcext:value-type="float">
            <text:p>0.136252905917365</text:p>
          </table:table-cell>
          <table:table-cell table:formula="of:=[.B11]/[.$A$17]" office:value-type="float" office:value="0.13" calcext:value-type="float">
            <text:p>0.13</text:p>
          </table:table-cell>
          <table:table-cell table:formula="of:=(100*([.B19]-[.C19]))^2" office:value-type="float" office:value="0.390988324114216" calcext:value-type="float">
            <text:p>0.390988324114216</text:p>
          </table:table-cell>
          <table:table-cell table:formula="of:=[.D19]/[.B19]/100" office:value-type="float" office:value="0.0286957787418745" calcext:value-type="float">
            <text:p>0.028695778741875</text:p>
          </table:table-cell>
          <table:table-cell table:number-columns-repeated="11"/>
        </table:table-row>
        <table:table-row table:style-name="ro1">
          <table:table-cell/>
          <table:table-cell table:formula="of:=[.B5]/[.$A$16]" office:value-type="float" office:value="0.0768826258896188" calcext:value-type="float">
            <text:p>0.076882625889619</text:p>
          </table:table-cell>
          <table:table-cell table:formula="of:=[.B12]/[.$A$17]" office:value-type="float" office:value="0.065" calcext:value-type="float">
            <text:p>0.065</text:p>
          </table:table-cell>
          <table:table-cell table:formula="of:=(100*([.B20]-[.C20]))^2" office:value-type="float" office:value="1.41196798032638" calcext:value-type="float">
            <text:p>1.41196798032638</text:p>
          </table:table-cell>
          <table:table-cell table:formula="of:=[.D20]/[.B20]/100" office:value-type="float" office:value="0.183652413531447" calcext:value-type="float">
            <text:p>0.183652413531447</text:p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SQRT(SUM([.D16:.D20])/2)" office:value-type="float" office:value="3.91100263397686" calcext:value-type="float">
            <text:p>3.91100263397686</text:p>
          </table:table-cell>
          <table:table-cell table:formula="of:=SUM([.E16:.E20])" office:value-type="float" office:value="2.66818708185213" calcext:value-type="float">
            <text:p>2.66818708185213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formula="of:=[.D21]" office:value-type="float" office:value="3.91100263397686" calcext:value-type="float">
            <text:p>3.91100263397686</text:p>
          </table:table-cell>
          <table:table-cell table:number-columns-repeated="15"/>
        </table:table-row>
        <table:table-row table:style-name="ro1">
          <table:table-cell table:formula="of:=[.E21]" office:value-type="float" office:value="2.66818708185213" calcext:value-type="float">
            <text:p>2.66818708185213</text:p>
          </table:table-cell>
          <table:table-cell table:number-columns-repeated="15"/>
        </table:table-row>
      </table:table>
      <table:table table:name="2010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VV</text:p>
          </table:table-cell>
          <table:table-cell office:value-type="float" office:value="569127" calcext:value-type="float">
            <text:p>569127</text:p>
          </table:table-cell>
          <table:table-cell office:value-type="float" office:value="65742" calcext:value-type="float">
            <text:p>65742</text:p>
          </table:table-cell>
          <table:table-cell office:value-type="float" office:value="67601" calcext:value-type="float">
            <text:p>67601</text:p>
          </table:table-cell>
          <table:table-cell office:value-type="float" office:value="35541" calcext:value-type="float">
            <text:p>35541</text:p>
          </table:table-cell>
          <table:table-cell office:value-type="float" office:value="27378" calcext:value-type="float">
            <text:p>27378</text:p>
          </table:table-cell>
          <table:table-cell office:value-type="float" office:value="15404" calcext:value-type="float">
            <text:p>15404</text:p>
          </table:table-cell>
          <table:table-cell office:value-type="float" office:value="42587" calcext:value-type="float">
            <text:p>42587</text:p>
          </table:table-cell>
          <table:table-cell office:value-type="float" office:value="27374" calcext:value-type="float">
            <text:p>27374</text:p>
          </table:table-cell>
          <table:table-cell office:value-type="float" office:value="35425" calcext:value-type="float">
            <text:p>35425</text:p>
          </table:table-cell>
          <table:table-cell office:value-type="float" office:value="31265" calcext:value-type="float">
            <text:p>31265</text:p>
          </table:table-cell>
          <table:table-cell office:value-type="float" office:value="26851" calcext:value-type="float">
            <text:p>26851</text:p>
          </table:table-cell>
          <table:table-cell office:value-type="float" office:value="58251" calcext:value-type="float">
            <text:p>58251</text:p>
          </table:table-cell>
          <table:table-cell office:value-type="float" office:value="37429" calcext:value-type="float">
            <text:p>37429</text:p>
          </table:table-cell>
          <table:table-cell office:value-type="float" office:value="29984" calcext:value-type="float">
            <text:p>29984</text:p>
          </table:table-cell>
          <table:table-cell office:value-type="float" office:value="68295" calcext:value-type="float">
            <text:p>68295</text:p>
          </table:table-cell>
        </table:table-row>
        <table:table-row table:style-name="ro1">
          <table:table-cell office:value-type="string" calcext:value-type="string">
            <text:p>KSČM</text:p>
          </table:table-cell>
          <table:table-cell office:value-type="float" office:value="589765" calcext:value-type="float">
            <text:p>589765</text:p>
          </table:table-cell>
          <table:table-cell office:value-type="float" office:value="41647" calcext:value-type="float">
            <text:p>41647</text:p>
          </table:table-cell>
          <table:table-cell office:value-type="float" office:value="69368" calcext:value-type="float">
            <text:p>69368</text:p>
          </table:table-cell>
          <table:table-cell office:value-type="float" office:value="40738" calcext:value-type="float">
            <text:p>40738</text:p>
          </table:table-cell>
          <table:table-cell office:value-type="float" office:value="35077" calcext:value-type="float">
            <text:p>35077</text:p>
          </table:table-cell>
          <table:table-cell office:value-type="float" office:value="17015" calcext:value-type="float">
            <text:p>17015</text:p>
          </table:table-cell>
          <table:table-cell office:value-type="float" office:value="49900" calcext:value-type="float">
            <text:p>49900</text:p>
          </table:table-cell>
          <table:table-cell office:value-type="float" office:value="22086" calcext:value-type="float">
            <text:p>22086</text:p>
          </table:table-cell>
          <table:table-cell office:value-type="float" office:value="30791" calcext:value-type="float">
            <text:p>30791</text:p>
          </table:table-cell>
          <table:table-cell office:value-type="float" office:value="30161" calcext:value-type="float">
            <text:p>30161</text:p>
          </table:table-cell>
          <table:table-cell office:value-type="float" office:value="36349" calcext:value-type="float">
            <text:p>36349</text:p>
          </table:table-cell>
          <table:table-cell office:value-type="float" office:value="69577" calcext:value-type="float">
            <text:p>69577</text:p>
          </table:table-cell>
          <table:table-cell office:value-type="float" office:value="42438" calcext:value-type="float">
            <text:p>42438</text:p>
          </table:table-cell>
          <table:table-cell office:value-type="float" office:value="30991" calcext:value-type="float">
            <text:p>30991</text:p>
          </table:table-cell>
          <table:table-cell office:value-type="float" office:value="73627" calcext:value-type="float">
            <text:p>73627</text:p>
          </table:table-cell>
        </table:table-row>
        <table:table-row table:style-name="ro1">
          <table:table-cell office:value-type="string" calcext:value-type="string">
            <text:p>ČSSD</text:p>
          </table:table-cell>
          <table:table-cell office:value-type="float" office:value="1155267" calcext:value-type="float">
            <text:p>1155267</text:p>
          </table:table-cell>
          <table:table-cell office:value-type="float" office:value="96706" calcext:value-type="float">
            <text:p>96706</text:p>
          </table:table-cell>
          <table:table-cell office:value-type="float" office:value="129368" calcext:value-type="float">
            <text:p>129368</text:p>
          </table:table-cell>
          <table:table-cell office:value-type="float" office:value="68468" calcext:value-type="float">
            <text:p>68468</text:p>
          </table:table-cell>
          <table:table-cell office:value-type="float" office:value="61688" calcext:value-type="float">
            <text:p>61688</text:p>
          </table:table-cell>
          <table:table-cell office:value-type="float" office:value="30324" calcext:value-type="float">
            <text:p>30324</text:p>
          </table:table-cell>
          <table:table-cell office:value-type="float" office:value="91214" calcext:value-type="float">
            <text:p>91214</text:p>
          </table:table-cell>
          <table:table-cell office:value-type="float" office:value="41512" calcext:value-type="float">
            <text:p>41512</text:p>
          </table:table-cell>
          <table:table-cell office:value-type="float" office:value="57427" calcext:value-type="float">
            <text:p>57427</text:p>
          </table:table-cell>
          <table:table-cell office:value-type="float" office:value="59040" calcext:value-type="float">
            <text:p>59040</text:p>
          </table:table-cell>
          <table:table-cell office:value-type="float" office:value="63486" calcext:value-type="float">
            <text:p>63486</text:p>
          </table:table-cell>
          <table:table-cell office:value-type="float" office:value="139476" calcext:value-type="float">
            <text:p>139476</text:p>
          </table:table-cell>
          <table:table-cell office:value-type="float" office:value="78786" calcext:value-type="float">
            <text:p>78786</text:p>
          </table:table-cell>
          <table:table-cell office:value-type="float" office:value="67691" calcext:value-type="float">
            <text:p>67691</text:p>
          </table:table-cell>
          <table:table-cell office:value-type="float" office:value="170081" calcext:value-type="float">
            <text:p>170081</text:p>
          </table:table-cell>
        </table:table-row>
        <table:table-row table:style-name="ro1">
          <table:table-cell office:value-type="string" calcext:value-type="string">
            <text:p>TOP09</text:p>
          </table:table-cell>
          <table:table-cell office:value-type="float" office:value="873833" calcext:value-type="float">
            <text:p>873833</text:p>
          </table:table-cell>
          <table:table-cell office:value-type="float" office:value="173840" calcext:value-type="float">
            <text:p>173840</text:p>
          </table:table-cell>
          <table:table-cell office:value-type="float" office:value="110865" calcext:value-type="float">
            <text:p>110865</text:p>
          </table:table-cell>
          <table:table-cell office:value-type="float" office:value="57937" calcext:value-type="float">
            <text:p>57937</text:p>
          </table:table-cell>
          <table:table-cell office:value-type="float" office:value="47584" calcext:value-type="float">
            <text:p>47584</text:p>
          </table:table-cell>
          <table:table-cell office:value-type="float" office:value="21096" calcext:value-type="float">
            <text:p>21096</text:p>
          </table:table-cell>
          <table:table-cell office:value-type="float" office:value="48545" calcext:value-type="float">
            <text:p>48545</text:p>
          </table:table-cell>
          <table:table-cell office:value-type="float" office:value="41594" calcext:value-type="float">
            <text:p>41594</text:p>
          </table:table-cell>
          <table:table-cell office:value-type="float" office:value="55615" calcext:value-type="float">
            <text:p>55615</text:p>
          </table:table-cell>
          <table:table-cell office:value-type="float" office:value="41558" calcext:value-type="float">
            <text:p>41558</text:p>
          </table:table-cell>
          <table:table-cell office:value-type="float" office:value="38866" calcext:value-type="float">
            <text:p>38866</text:p>
          </table:table-cell>
          <table:table-cell office:value-type="float" office:value="91433" calcext:value-type="float">
            <text:p>91433</text:p>
          </table:table-cell>
          <table:table-cell office:value-type="float" office:value="43516" calcext:value-type="float">
            <text:p>43516</text:p>
          </table:table-cell>
          <table:table-cell office:value-type="float" office:value="43028" calcext:value-type="float">
            <text:p>43028</text:p>
          </table:table-cell>
          <table:table-cell office:value-type="float" office:value="58356" calcext:value-type="float">
            <text:p>58356</text:p>
          </table:table-cell>
        </table:table-row>
        <table:table-row table:style-name="ro1">
          <table:table-cell office:value-type="string" calcext:value-type="string">
            <text:p>ODS</text:p>
          </table:table-cell>
          <table:table-cell office:value-type="float" office:value="1057792" calcext:value-type="float">
            <text:p>1057792</text:p>
          </table:table-cell>
          <table:table-cell office:value-type="float" office:value="158014" calcext:value-type="float">
            <text:p>158014</text:p>
          </table:table-cell>
          <table:table-cell office:value-type="float" office:value="150465" calcext:value-type="float">
            <text:p>150465</text:p>
          </table:table-cell>
          <table:table-cell office:value-type="float" office:value="71173" calcext:value-type="float">
            <text:p>71173</text:p>
          </table:table-cell>
          <table:table-cell office:value-type="float" office:value="59253" calcext:value-type="float">
            <text:p>59253</text:p>
          </table:table-cell>
          <table:table-cell office:value-type="float" office:value="23037" calcext:value-type="float">
            <text:p>23037</text:p>
          </table:table-cell>
          <table:table-cell office:value-type="float" office:value="63605" calcext:value-type="float">
            <text:p>63605</text:p>
          </table:table-cell>
          <table:table-cell office:value-type="float" office:value="43789" calcext:value-type="float">
            <text:p>43789</text:p>
          </table:table-cell>
          <table:table-cell office:value-type="float" office:value="58165" calcext:value-type="float">
            <text:p>58165</text:p>
          </table:table-cell>
          <table:table-cell office:value-type="float" office:value="52220" calcext:value-type="float">
            <text:p>52220</text:p>
          </table:table-cell>
          <table:table-cell office:value-type="float" office:value="46657" calcext:value-type="float">
            <text:p>46657</text:p>
          </table:table-cell>
          <table:table-cell office:value-type="float" office:value="110321" calcext:value-type="float">
            <text:p>110321</text:p>
          </table:table-cell>
          <table:table-cell office:value-type="float" office:value="54769" calcext:value-type="float">
            <text:p>54769</text:p>
          </table:table-cell>
          <table:table-cell office:value-type="float" office:value="64222" calcext:value-type="float">
            <text:p>64222</text:p>
          </table:table-cell>
          <table:table-cell office:value-type="float" office:value="102102" calcext:value-type="float">
            <text:p>10210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5230859" calcext:value-type="float">
            <text:p>5230859</text:p>
          </table:table-cell>
          <table:table-cell office:value-type="float" office:value="637328" calcext:value-type="float">
            <text:p>637328</text:p>
          </table:table-cell>
          <table:table-cell office:value-type="float" office:value="630203" calcext:value-type="float">
            <text:p>630203</text:p>
          </table:table-cell>
          <table:table-cell office:value-type="float" office:value="333117" calcext:value-type="float">
            <text:p>333117</text:p>
          </table:table-cell>
          <table:table-cell office:value-type="float" office:value="280264" calcext:value-type="float">
            <text:p>280264</text:p>
          </table:table-cell>
          <table:table-cell office:value-type="float" office:value="130162" calcext:value-type="float">
            <text:p>130162</text:p>
          </table:table-cell>
          <table:table-cell office:value-type="float" office:value="365800" calcext:value-type="float">
            <text:p>365800</text:p>
          </table:table-cell>
          <table:table-cell office:value-type="float" office:value="213917" calcext:value-type="float">
            <text:p>213917</text:p>
          </table:table-cell>
          <table:table-cell office:value-type="float" office:value="288981" calcext:value-type="float">
            <text:p>288981</text:p>
          </table:table-cell>
          <table:table-cell office:value-type="float" office:value="268863" calcext:value-type="float">
            <text:p>268863</text:p>
          </table:table-cell>
          <table:table-cell office:value-type="float" office:value="270872" calcext:value-type="float">
            <text:p>270872</text:p>
          </table:table-cell>
          <table:table-cell office:value-type="float" office:value="597136" calcext:value-type="float">
            <text:p>597136</text:p>
          </table:table-cell>
          <table:table-cell office:value-type="float" office:value="321871" calcext:value-type="float">
            <text:p>321871</text:p>
          </table:table-cell>
          <table:table-cell office:value-type="float" office:value="308592" calcext:value-type="float">
            <text:p>308592</text:p>
          </table:table-cell>
          <table:table-cell office:value-type="float" office:value="583753" calcext:value-type="float">
            <text:p>58375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VV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SČM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ČSSD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P0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DS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8:.B12])" office:value-type="float" office:value="200" calcext:value-type="float">
            <text:p>200</text:p>
          </table:table-cell>
          <table:table-cell table:formula="of:=SUM([.C8:.C12])" office:value-type="float" office:value="25" calcext:value-type="float">
            <text:p>25</text:p>
          </table:table-cell>
          <table:table-cell table:formula="of:=SUM([.D8:.D12])" office:value-type="float" office:value="24" calcext:value-type="float">
            <text:p>24</text:p>
          </table:table-cell>
          <table:table-cell table:formula="of:=SUM([.E8:.E12])" office:value-type="float" office:value="13" calcext:value-type="float">
            <text:p>13</text:p>
          </table:table-cell>
          <table:table-cell table:formula="of:=SUM([.F8:.F12])" office:value-type="float" office:value="11" calcext:value-type="float">
            <text:p>11</text:p>
          </table:table-cell>
          <table:table-cell table:formula="of:=SUM([.G8:.G12])" office:value-type="float" office:value="5" calcext:value-type="float">
            <text:p>5</text:p>
          </table:table-cell>
          <table:table-cell table:formula="of:=SUM([.H8:.H12])" office:value-type="float" office:value="14" calcext:value-type="float">
            <text:p>14</text:p>
          </table:table-cell>
          <table:table-cell table:formula="of:=SUM([.I8:.I12])" office:value-type="float" office:value="8" calcext:value-type="float">
            <text:p>8</text:p>
          </table:table-cell>
          <table:table-cell table:formula="of:=SUM([.J8:.J12])" office:value-type="float" office:value="11" calcext:value-type="float">
            <text:p>11</text:p>
          </table:table-cell>
          <table:table-cell table:formula="of:=SUM([.K8:.K12])" office:value-type="float" office:value="10" calcext:value-type="float">
            <text:p>10</text:p>
          </table:table-cell>
          <table:table-cell table:formula="of:=SUM([.L8:.L12])" office:value-type="float" office:value="10" calcext:value-type="float">
            <text:p>10</text:p>
          </table:table-cell>
          <table:table-cell table:formula="of:=SUM([.M8:.M12])" office:value-type="float" office:value="23" calcext:value-type="float">
            <text:p>23</text:p>
          </table:table-cell>
          <table:table-cell table:formula="of:=SUM([.N8:.N12])" office:value-type="float" office:value="12" calcext:value-type="float">
            <text:p>12</text:p>
          </table:table-cell>
          <table:table-cell table:formula="of:=SUM([.O8:.O12])" office:value-type="float" office:value="12" calcext:value-type="float">
            <text:p>12</text:p>
          </table:table-cell>
          <table:table-cell table:formula="of:=SUM([.P8:.P12])" office:value-type="float" office:value="22" calcext:value-type="float">
            <text:p>22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formula="of:=SUM([.B1:.B5])" office:value-type="float" office:value="4245784" calcext:value-type="float">
            <text:p>4245784</text:p>
          </table:table-cell>
          <table:table-cell table:formula="of:=[.B1]/[.$A$16]" office:value-type="float" office:value="0.134045208140593" calcext:value-type="float">
            <text:p>0.134045208140593</text:p>
          </table:table-cell>
          <table:table-cell table:formula="of:=[.B8]/[.$A$17]" office:value-type="float" office:value="0.12" calcext:value-type="float">
            <text:p>0.12</text:p>
          </table:table-cell>
          <table:table-cell table:formula="of:=(100*([.B16]-[.C16]))^2" office:value-type="float" office:value="1.97267871712583" calcext:value-type="float">
            <text:p>1.97267871712583</text:p>
          </table:table-cell>
          <table:table-cell table:formula="of:=[.D16]/[.B16]/100" office:value-type="float" office:value="0.147165179903842" calcext:value-type="float">
            <text:p>0.147165179903842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]/[.$A$16]" office:value-type="float" office:value="0.138906030075953" calcext:value-type="float">
            <text:p>0.138906030075953</text:p>
          </table:table-cell>
          <table:table-cell table:formula="of:=[.B9]/[.$A$17]" office:value-type="float" office:value="0.13" calcext:value-type="float">
            <text:p>0.13</text:p>
          </table:table-cell>
          <table:table-cell table:formula="of:=(100*([.B17]-[.C17]))^2" office:value-type="float" office:value="0.79317371713779" calcext:value-type="float">
            <text:p>0.79317371713779</text:p>
          </table:table-cell>
          <table:table-cell table:formula="of:=[.D17]/[.B17]/100" office:value-type="float" office:value="0.0571014603688614" calcext:value-type="float">
            <text:p>0.057101460368861</text:p>
          </table:table-cell>
          <table:table-cell table:number-columns-repeated="11"/>
        </table:table-row>
        <table:table-row table:style-name="ro1">
          <table:table-cell/>
          <table:table-cell table:formula="of:=[.B3]/[.$A$16]" office:value-type="float" office:value="0.272097450082246" calcext:value-type="float">
            <text:p>0.272097450082246</text:p>
          </table:table-cell>
          <table:table-cell table:formula="of:=[.B10]/[.$A$17]" office:value-type="float" office:value="0.28" calcext:value-type="float">
            <text:p>0.28</text:p>
          </table:table-cell>
          <table:table-cell table:formula="of:=(100*([.B18]-[.C18]))^2" office:value-type="float" office:value="0.624502952025897" calcext:value-type="float">
            <text:p>0.624502952025897</text:p>
          </table:table-cell>
          <table:table-cell table:formula="of:=[.D18]/[.B18]/100" office:value-type="float" office:value="0.0229514444856844" calcext:value-type="float">
            <text:p>0.022951444485685</text:p>
          </table:table-cell>
          <table:table-cell table:number-columns-repeated="11"/>
        </table:table-row>
        <table:table-row table:style-name="ro1">
          <table:table-cell/>
          <table:table-cell table:formula="of:=[.B4]/[.$A$16]" office:value-type="float" office:value="0.205811930140582" calcext:value-type="float">
            <text:p>0.205811930140582</text:p>
          </table:table-cell>
          <table:table-cell table:formula="of:=[.B11]/[.$A$17]" office:value-type="float" office:value="0.205" calcext:value-type="float">
            <text:p>0.205</text:p>
          </table:table-cell>
          <table:table-cell table:formula="of:=(100*([.B19]-[.C19]))^2" office:value-type="float" office:value="0.00659230553185202" calcext:value-type="float">
            <text:p>0.006592305531852</text:p>
          </table:table-cell>
          <table:table-cell table:formula="of:=[.D19]/[.B19]/100" office:value-type="float" office:value="0.000320307259513532" calcext:value-type="float">
            <text:p>0.000320307259514</text:p>
          </table:table-cell>
          <table:table-cell table:number-columns-repeated="11"/>
        </table:table-row>
        <table:table-row table:style-name="ro1">
          <table:table-cell/>
          <table:table-cell table:formula="of:=[.B5]/[.$A$16]" office:value-type="float" office:value="0.249139381560626" calcext:value-type="float">
            <text:p>0.249139381560626</text:p>
          </table:table-cell>
          <table:table-cell table:formula="of:=[.B12]/[.$A$17]" office:value-type="float" office:value="0.265" calcext:value-type="float">
            <text:p>0.265</text:p>
          </table:table-cell>
          <table:table-cell table:formula="of:=(100*([.B20]-[.C20]))^2" office:value-type="float" office:value="2.51559217279418" calcext:value-type="float">
            <text:p>2.51559217279418</text:p>
          </table:table-cell>
          <table:table-cell table:formula="of:=[.D20]/[.B20]/100" office:value-type="float" office:value="0.100971277886151" calcext:value-type="float">
            <text:p>0.100971277886151</text:p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SQRT(SUM([.D16:.D20])/2)" office:value-type="float" office:value="1.71938068277731" calcext:value-type="float">
            <text:p>1.71938068277731</text:p>
          </table:table-cell>
          <table:table-cell table:formula="of:=SUM([.E16:.E20])" office:value-type="float" office:value="0.328509669904052" calcext:value-type="float">
            <text:p>0.328509669904052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formula="of:=[.D21]" office:value-type="float" office:value="1.71938068277731" calcext:value-type="float">
            <text:p>1.71938068277731</text:p>
          </table:table-cell>
          <table:table-cell table:number-columns-repeated="15"/>
        </table:table-row>
        <table:table-row table:style-name="ro1">
          <table:table-cell table:formula="of:=[.E21]" office:value-type="float" office:value="0.328509669904052" calcext:value-type="float">
            <text:p>0.328509669904052</text:p>
          </table:table-cell>
          <table:table-cell table:number-columns-repeated="15"/>
        </table:table-row>
      </table:table>
      <table:table table:name="2013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ČSSD</text:p>
          </table:table-cell>
          <table:table-cell office:value-type="float" office:value="1016829" calcext:value-type="float">
            <text:p>1016829</text:p>
          </table:table-cell>
          <table:table-cell office:value-type="float" office:value="82668" calcext:value-type="float">
            <text:p>82668</text:p>
          </table:table-cell>
          <table:table-cell office:value-type="float" office:value="115756" calcext:value-type="float">
            <text:p>115756</text:p>
          </table:table-cell>
          <table:table-cell office:value-type="float" office:value="64535" calcext:value-type="float">
            <text:p>64535</text:p>
          </table:table-cell>
          <table:table-cell office:value-type="float" office:value="57057" calcext:value-type="float">
            <text:p>57057</text:p>
          </table:table-cell>
          <table:table-cell office:value-type="float" office:value="26185" calcext:value-type="float">
            <text:p>26185</text:p>
          </table:table-cell>
          <table:table-cell office:value-type="float" office:value="70233" calcext:value-type="float">
            <text:p>70233</text:p>
          </table:table-cell>
          <table:table-cell office:value-type="float" office:value="34195" calcext:value-type="float">
            <text:p>34195</text:p>
          </table:table-cell>
          <table:table-cell office:value-type="float" office:value="50870" calcext:value-type="float">
            <text:p>50870</text:p>
          </table:table-cell>
          <table:table-cell office:value-type="float" office:value="52499" calcext:value-type="float">
            <text:p>52499</text:p>
          </table:table-cell>
          <table:table-cell office:value-type="float" office:value="60313" calcext:value-type="float">
            <text:p>60313</text:p>
          </table:table-cell>
          <table:table-cell office:value-type="float" office:value="131684" calcext:value-type="float">
            <text:p>131684</text:p>
          </table:table-cell>
          <table:table-cell office:value-type="float" office:value="67751" calcext:value-type="float">
            <text:p>67751</text:p>
          </table:table-cell>
          <table:table-cell office:value-type="float" office:value="57281" calcext:value-type="float">
            <text:p>57281</text:p>
          </table:table-cell>
          <table:table-cell office:value-type="float" office:value="145802" calcext:value-type="float">
            <text:p>145802</text:p>
          </table:table-cell>
        </table:table-row>
        <table:table-row table:style-name="ro1">
          <table:table-cell office:value-type="string" calcext:value-type="string">
            <text:p>TOP09</text:p>
          </table:table-cell>
          <table:table-cell office:value-type="float" office:value="596357" calcext:value-type="float">
            <text:p>596357</text:p>
          </table:table-cell>
          <table:table-cell office:value-type="float" office:value="135100" calcext:value-type="float">
            <text:p>135100</text:p>
          </table:table-cell>
          <table:table-cell office:value-type="float" office:value="91926" calcext:value-type="float">
            <text:p>91926</text:p>
          </table:table-cell>
          <table:table-cell office:value-type="float" office:value="39760" calcext:value-type="float">
            <text:p>39760</text:p>
          </table:table-cell>
          <table:table-cell office:value-type="float" office:value="29696" calcext:value-type="float">
            <text:p>29696</text:p>
          </table:table-cell>
          <table:table-cell office:value-type="float" office:value="12374" calcext:value-type="float">
            <text:p>12374</text:p>
          </table:table-cell>
          <table:table-cell office:value-type="float" office:value="28746" calcext:value-type="float">
            <text:p>28746</text:p>
          </table:table-cell>
          <table:table-cell office:value-type="float" office:value="30867" calcext:value-type="float">
            <text:p>30867</text:p>
          </table:table-cell>
          <table:table-cell office:value-type="float" office:value="35360" calcext:value-type="float">
            <text:p>35360</text:p>
          </table:table-cell>
          <table:table-cell office:value-type="float" office:value="27643" calcext:value-type="float">
            <text:p>27643</text:p>
          </table:table-cell>
          <table:table-cell office:value-type="float" office:value="23769" calcext:value-type="float">
            <text:p>23769</text:p>
          </table:table-cell>
          <table:table-cell office:value-type="float" office:value="56224" calcext:value-type="float">
            <text:p>56224</text:p>
          </table:table-cell>
          <table:table-cell office:value-type="float" office:value="23609" calcext:value-type="float">
            <text:p>23609</text:p>
          </table:table-cell>
          <table:table-cell office:value-type="float" office:value="27225" calcext:value-type="float">
            <text:p>27225</text:p>
          </table:table-cell>
          <table:table-cell office:value-type="float" office:value="34058" calcext:value-type="float">
            <text:p>34058</text:p>
          </table:table-cell>
        </table:table-row>
        <table:table-row table:style-name="ro1">
          <table:table-cell office:value-type="string" calcext:value-type="string">
            <text:p>ODS</text:p>
          </table:table-cell>
          <table:table-cell office:value-type="float" office:value="384174" calcext:value-type="float">
            <text:p>384174</text:p>
          </table:table-cell>
          <table:table-cell office:value-type="float" office:value="70378" calcext:value-type="float">
            <text:p>70378</text:p>
          </table:table-cell>
          <table:table-cell office:value-type="float" office:value="55594" calcext:value-type="float">
            <text:p>55594</text:p>
          </table:table-cell>
          <table:table-cell office:value-type="float" office:value="25166" calcext:value-type="float">
            <text:p>25166</text:p>
          </table:table-cell>
          <table:table-cell office:value-type="float" office:value="28036" calcext:value-type="float">
            <text:p>28036</text:p>
          </table:table-cell>
          <table:table-cell office:value-type="float" office:value="8255" calcext:value-type="float">
            <text:p>8255</text:p>
          </table:table-cell>
          <table:table-cell office:value-type="float" office:value="21130" calcext:value-type="float">
            <text:p>21130</text:p>
          </table:table-cell>
          <table:table-cell office:value-type="float" office:value="14087" calcext:value-type="float">
            <text:p>14087</text:p>
          </table:table-cell>
          <table:table-cell office:value-type="float" office:value="19933" calcext:value-type="float">
            <text:p>19933</text:p>
          </table:table-cell>
          <table:table-cell office:value-type="float" office:value="18167" calcext:value-type="float">
            <text:p>18167</text:p>
          </table:table-cell>
          <table:table-cell office:value-type="float" office:value="17912" calcext:value-type="float">
            <text:p>17912</text:p>
          </table:table-cell>
          <table:table-cell office:value-type="float" office:value="40255" calcext:value-type="float">
            <text:p>40255</text:p>
          </table:table-cell>
          <table:table-cell office:value-type="float" office:value="18407" calcext:value-type="float">
            <text:p>18407</text:p>
          </table:table-cell>
          <table:table-cell office:value-type="float" office:value="16722" calcext:value-type="float">
            <text:p>16722</text:p>
          </table:table-cell>
          <table:table-cell office:value-type="float" office:value="30132" calcext:value-type="float">
            <text:p>30132</text:p>
          </table:table-cell>
        </table:table-row>
        <table:table-row table:style-name="ro1">
          <table:table-cell office:value-type="string" calcext:value-type="string">
            <text:p>KDU-ČSL</text:p>
          </table:table-cell>
          <table:table-cell office:value-type="float" office:value="336970" calcext:value-type="float">
            <text:p>336970</text:p>
          </table:table-cell>
          <table:table-cell office:value-type="float" office:value="32051" calcext:value-type="float">
            <text:p>32051</text:p>
          </table:table-cell>
          <table:table-cell office:value-type="float" office:value="25473" calcext:value-type="float">
            <text:p>25473</text:p>
          </table:table-cell>
          <table:table-cell office:value-type="float" office:value="20749" calcext:value-type="float">
            <text:p>20749</text:p>
          </table:table-cell>
          <table:table-cell office:value-type="float" office:value="12781" calcext:value-type="float">
            <text:p>12781</text:p>
          </table:table-cell>
          <table:table-cell office:value-type="float" office:value="4126" calcext:value-type="float">
            <text:p>4126</text:p>
          </table:table-cell>
          <table:table-cell office:value-type="float" office:value="7520" calcext:value-type="float">
            <text:p>7520</text:p>
          </table:table-cell>
          <table:table-cell office:value-type="float" office:value="6108" calcext:value-type="float">
            <text:p>6108</text:p>
          </table:table-cell>
          <table:table-cell office:value-type="float" office:value="18610" calcext:value-type="float">
            <text:p>18610</text:p>
          </table:table-cell>
          <table:table-cell office:value-type="float" office:value="19693" calcext:value-type="float">
            <text:p>19693</text:p>
          </table:table-cell>
          <table:table-cell office:value-type="float" office:value="27643" calcext:value-type="float">
            <text:p>27643</text:p>
          </table:table-cell>
          <table:table-cell office:value-type="float" office:value="58928" calcext:value-type="float">
            <text:p>58928</text:p>
          </table:table-cell>
          <table:table-cell office:value-type="float" office:value="24210" calcext:value-type="float">
            <text:p>24210</text:p>
          </table:table-cell>
          <table:table-cell office:value-type="float" office:value="39047" calcext:value-type="float">
            <text:p>39047</text:p>
          </table:table-cell>
          <table:table-cell office:value-type="float" office:value="40031" calcext:value-type="float">
            <text:p>40031</text:p>
          </table:table-cell>
        </table:table-row>
        <table:table-row table:style-name="ro1">
          <table:table-cell office:value-type="string" calcext:value-type="string">
            <text:p>Úsvit</text:p>
          </table:table-cell>
          <table:table-cell office:value-type="float" office:value="342339" calcext:value-type="float">
            <text:p>342339</text:p>
          </table:table-cell>
          <table:table-cell office:value-type="float" office:value="18758" calcext:value-type="float">
            <text:p>18758</text:p>
          </table:table-cell>
          <table:table-cell office:value-type="float" office:value="39714" calcext:value-type="float">
            <text:p>39714</text:p>
          </table:table-cell>
          <table:table-cell office:value-type="float" office:value="22023" calcext:value-type="float">
            <text:p>22023</text:p>
          </table:table-cell>
          <table:table-cell office:value-type="float" office:value="14673" calcext:value-type="float">
            <text:p>14673</text:p>
          </table:table-cell>
          <table:table-cell office:value-type="float" office:value="10225" calcext:value-type="float">
            <text:p>10225</text:p>
          </table:table-cell>
          <table:table-cell office:value-type="float" office:value="25845" calcext:value-type="float">
            <text:p>25845</text:p>
          </table:table-cell>
          <table:table-cell office:value-type="float" office:value="16145" calcext:value-type="float">
            <text:p>16145</text:p>
          </table:table-cell>
          <table:table-cell office:value-type="float" office:value="22132" calcext:value-type="float">
            <text:p>22132</text:p>
          </table:table-cell>
          <table:table-cell office:value-type="float" office:value="17523" calcext:value-type="float">
            <text:p>17523</text:p>
          </table:table-cell>
          <table:table-cell office:value-type="float" office:value="17938" calcext:value-type="float">
            <text:p>17938</text:p>
          </table:table-cell>
          <table:table-cell office:value-type="float" office:value="37258" calcext:value-type="float">
            <text:p>37258</text:p>
          </table:table-cell>
          <table:table-cell office:value-type="float" office:value="27032" calcext:value-type="float">
            <text:p>27032</text:p>
          </table:table-cell>
          <table:table-cell office:value-type="float" office:value="30056" calcext:value-type="float">
            <text:p>30056</text:p>
          </table:table-cell>
          <table:table-cell office:value-type="float" office:value="43017" calcext:value-type="float">
            <text:p>43017</text:p>
          </table:table-cell>
        </table:table-row>
        <table:table-row table:style-name="ro1">
          <table:table-cell office:value-type="string" calcext:value-type="string">
            <text:p>ANO2011</text:p>
          </table:table-cell>
          <table:table-cell office:value-type="float" office:value="927240" calcext:value-type="float">
            <text:p>927240</text:p>
          </table:table-cell>
          <table:table-cell office:value-type="float" office:value="96564" calcext:value-type="float">
            <text:p>96564</text:p>
          </table:table-cell>
          <table:table-cell office:value-type="float" office:value="125984" calcext:value-type="float">
            <text:p>125984</text:p>
          </table:table-cell>
          <table:table-cell office:value-type="float" office:value="52810" calcext:value-type="float">
            <text:p>52810</text:p>
          </table:table-cell>
          <table:table-cell office:value-type="float" office:value="48808" calcext:value-type="float">
            <text:p>48808</text:p>
          </table:table-cell>
          <table:table-cell office:value-type="float" office:value="26157" calcext:value-type="float">
            <text:p>26157</text:p>
          </table:table-cell>
          <table:table-cell office:value-type="float" office:value="71986" calcext:value-type="float">
            <text:p>71986</text:p>
          </table:table-cell>
          <table:table-cell office:value-type="float" office:value="43727" calcext:value-type="float">
            <text:p>43727</text:p>
          </table:table-cell>
          <table:table-cell office:value-type="float" office:value="55548" calcext:value-type="float">
            <text:p>55548</text:p>
          </table:table-cell>
          <table:table-cell office:value-type="float" office:value="50677" calcext:value-type="float">
            <text:p>50677</text:p>
          </table:table-cell>
          <table:table-cell office:value-type="float" office:value="41662" calcext:value-type="float">
            <text:p>41662</text:p>
          </table:table-cell>
          <table:table-cell office:value-type="float" office:value="99509" calcext:value-type="float">
            <text:p>99509</text:p>
          </table:table-cell>
          <table:table-cell office:value-type="float" office:value="59808" calcext:value-type="float">
            <text:p>59808</text:p>
          </table:table-cell>
          <table:table-cell office:value-type="float" office:value="54089" calcext:value-type="float">
            <text:p>54089</text:p>
          </table:table-cell>
          <table:table-cell office:value-type="float" office:value="99911" calcext:value-type="float">
            <text:p>99911</text:p>
          </table:table-cell>
        </table:table-row>
        <table:table-row table:style-name="ro1">
          <table:table-cell office:value-type="string" calcext:value-type="string">
            <text:p>KSČM</text:p>
          </table:table-cell>
          <table:table-cell office:value-type="float" office:value="741044" calcext:value-type="float">
            <text:p>741044</text:p>
          </table:table-cell>
          <table:table-cell office:value-type="float" office:value="49975" calcext:value-type="float">
            <text:p>49975</text:p>
          </table:table-cell>
          <table:table-cell office:value-type="float" office:value="90478" calcext:value-type="float">
            <text:p>90478</text:p>
          </table:table-cell>
          <table:table-cell office:value-type="float" office:value="51193" calcext:value-type="float">
            <text:p>51193</text:p>
          </table:table-cell>
          <table:table-cell office:value-type="float" office:value="41529" calcext:value-type="float">
            <text:p>41529</text:p>
          </table:table-cell>
          <table:table-cell office:value-type="float" office:value="20520" calcext:value-type="float">
            <text:p>20520</text:p>
          </table:table-cell>
          <table:table-cell office:value-type="float" office:value="68758" calcext:value-type="float">
            <text:p>68758</text:p>
          </table:table-cell>
          <table:table-cell office:value-type="float" office:value="29132" calcext:value-type="float">
            <text:p>29132</text:p>
          </table:table-cell>
          <table:table-cell office:value-type="float" office:value="38564" calcext:value-type="float">
            <text:p>38564</text:p>
          </table:table-cell>
          <table:table-cell office:value-type="float" office:value="37378" calcext:value-type="float">
            <text:p>37378</text:p>
          </table:table-cell>
          <table:table-cell office:value-type="float" office:value="44197" calcext:value-type="float">
            <text:p>44197</text:p>
          </table:table-cell>
          <table:table-cell office:value-type="float" office:value="82414" calcext:value-type="float">
            <text:p>82414</text:p>
          </table:table-cell>
          <table:table-cell office:value-type="float" office:value="51922" calcext:value-type="float">
            <text:p>51922</text:p>
          </table:table-cell>
          <table:table-cell office:value-type="float" office:value="38099" calcext:value-type="float">
            <text:p>38099</text:p>
          </table:table-cell>
          <table:table-cell office:value-type="float" office:value="96885" calcext:value-type="float">
            <text:p>9688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4969984" calcext:value-type="float">
            <text:p>4969984</text:p>
          </table:table-cell>
          <table:table-cell office:value-type="float" office:value="586509" calcext:value-type="float">
            <text:p>586509</text:p>
          </table:table-cell>
          <table:table-cell office:value-type="float" office:value="627492" calcext:value-type="float">
            <text:p>627492</text:p>
          </table:table-cell>
          <table:table-cell office:value-type="float" office:value="311171" calcext:value-type="float">
            <text:p>311171</text:p>
          </table:table-cell>
          <table:table-cell office:value-type="float" office:value="263425" calcext:value-type="float">
            <text:p>263425</text:p>
          </table:table-cell>
          <table:table-cell office:value-type="float" office:value="122673" calcext:value-type="float">
            <text:p>122673</text:p>
          </table:table-cell>
          <table:table-cell office:value-type="float" office:value="338082" calcext:value-type="float">
            <text:p>338082</text:p>
          </table:table-cell>
          <table:table-cell office:value-type="float" office:value="202451" calcext:value-type="float">
            <text:p>202451</text:p>
          </table:table-cell>
          <table:table-cell office:value-type="float" office:value="273891" calcext:value-type="float">
            <text:p>273891</text:p>
          </table:table-cell>
          <table:table-cell office:value-type="float" office:value="255603" calcext:value-type="float">
            <text:p>255603</text:p>
          </table:table-cell>
          <table:table-cell office:value-type="float" office:value="262032" calcext:value-type="float">
            <text:p>262032</text:p>
          </table:table-cell>
          <table:table-cell office:value-type="float" office:value="573857" calcext:value-type="float">
            <text:p>573857</text:p>
          </table:table-cell>
          <table:table-cell office:value-type="float" office:value="304844" calcext:value-type="float">
            <text:p>304844</text:p>
          </table:table-cell>
          <table:table-cell office:value-type="float" office:value="295334" calcext:value-type="float">
            <text:p>295334</text:p>
          </table:table-cell>
          <table:table-cell office:value-type="float" office:value="552620" calcext:value-type="float">
            <text:p>55262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ČSSD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OP0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DS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DU-ČSL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Úsvit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O201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SČM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0:.B16])" office:value-type="float" office:value="200" calcext:value-type="float">
            <text:p>200</text:p>
          </table:table-cell>
          <table:table-cell table:formula="of:=SUM([.C10:.C16])" office:value-type="float" office:value="24" calcext:value-type="float">
            <text:p>24</text:p>
          </table:table-cell>
          <table:table-cell table:formula="of:=SUM([.D10:.D16])" office:value-type="float" office:value="25" calcext:value-type="float">
            <text:p>25</text:p>
          </table:table-cell>
          <table:table-cell table:formula="of:=SUM([.E10:.E16])" office:value-type="float" office:value="12" calcext:value-type="float">
            <text:p>12</text:p>
          </table:table-cell>
          <table:table-cell table:formula="of:=SUM([.F10:.F16])" office:value-type="float" office:value="11" calcext:value-type="float">
            <text:p>11</text:p>
          </table:table-cell>
          <table:table-cell table:formula="of:=SUM([.G10:.G16])" office:value-type="float" office:value="5" calcext:value-type="float">
            <text:p>5</text:p>
          </table:table-cell>
          <table:table-cell table:formula="of:=SUM([.H10:.H16])" office:value-type="float" office:value="14" calcext:value-type="float">
            <text:p>14</text:p>
          </table:table-cell>
          <table:table-cell table:formula="of:=SUM([.I10:.I16])" office:value-type="float" office:value="8" calcext:value-type="float">
            <text:p>8</text:p>
          </table:table-cell>
          <table:table-cell table:formula="of:=SUM([.J10:.J16])" office:value-type="float" office:value="11" calcext:value-type="float">
            <text:p>11</text:p>
          </table:table-cell>
          <table:table-cell table:formula="of:=SUM([.K10:.K16])" office:value-type="float" office:value="10" calcext:value-type="float">
            <text:p>10</text:p>
          </table:table-cell>
          <table:table-cell table:formula="of:=SUM([.L10:.L16])" office:value-type="float" office:value="11" calcext:value-type="float">
            <text:p>11</text:p>
          </table:table-cell>
          <table:table-cell table:formula="of:=SUM([.M10:.M16])" office:value-type="float" office:value="23" calcext:value-type="float">
            <text:p>23</text:p>
          </table:table-cell>
          <table:table-cell table:formula="of:=SUM([.N10:.N16])" office:value-type="float" office:value="12" calcext:value-type="float">
            <text:p>12</text:p>
          </table:table-cell>
          <table:table-cell table:formula="of:=SUM([.O10:.O16])" office:value-type="float" office:value="12" calcext:value-type="float">
            <text:p>12</text:p>
          </table:table-cell>
          <table:table-cell table:formula="of:=SUM([.P10:.P16])" office:value-type="float" office:value="22" calcext:value-type="float">
            <text:p>22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formula="of:=SUM([.B1:.B7])" office:value-type="float" office:value="4344953" calcext:value-type="float">
            <text:p>4344953</text:p>
          </table:table-cell>
          <table:table-cell table:formula="of:=[.B1]/[.$A$20]" office:value-type="float" office:value="0.234025316269244" calcext:value-type="float">
            <text:p>0.234025316269244</text:p>
          </table:table-cell>
          <table:table-cell table:formula="of:=[.B10]/[.$A$21]" office:value-type="float" office:value="0.25" calcext:value-type="float">
            <text:p>0.25</text:p>
          </table:table-cell>
          <table:table-cell table:formula="of:=(100*([.B20]-[.C20]))^2" office:value-type="float" office:value="2.55190520297684" calcext:value-type="float">
            <text:p>2.55190520297684</text:p>
          </table:table-cell>
          <table:table-cell table:formula="of:=[.D20]/[.B20]/100" office:value-type="float" office:value="0.109043980525632" calcext:value-type="float">
            <text:p>0.109043980525632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]/[.$A$20]" office:value-type="float" office:value="0.137252808028073" calcext:value-type="float">
            <text:p>0.137252808028073</text:p>
          </table:table-cell>
          <table:table-cell table:formula="of:=[.B11]/[.$A$21]" office:value-type="float" office:value="0.13" calcext:value-type="float">
            <text:p>0.13</text:p>
          </table:table-cell>
          <table:table-cell table:formula="of:=(100*([.B21]-[.C21]))^2" office:value-type="float" office:value="0.526032242920804" calcext:value-type="float">
            <text:p>0.526032242920804</text:p>
          </table:table-cell>
          <table:table-cell table:formula="of:=[.D21]/[.B21]/100" office:value-type="float" office:value="0.0383257909603723" calcext:value-type="float">
            <text:p>0.038325790960372</text:p>
          </table:table-cell>
          <table:table-cell table:number-columns-repeated="11"/>
        </table:table-row>
        <table:table-row table:style-name="ro1">
          <table:table-cell/>
          <table:table-cell table:formula="of:=[.B3]/[.$A$20]" office:value-type="float" office:value="0.0884184477944871" calcext:value-type="float">
            <text:p>0.088418447794487</text:p>
          </table:table-cell>
          <table:table-cell table:formula="of:=[.B12]/[.$A$21]" office:value-type="float" office:value="0.08" calcext:value-type="float">
            <text:p>0.08</text:p>
          </table:table-cell>
          <table:table-cell table:formula="of:=(100*([.B22]-[.C22]))^2" office:value-type="float" office:value="0.708702632685042" calcext:value-type="float">
            <text:p>0.708702632685042</text:p>
          </table:table-cell>
          <table:table-cell table:formula="of:=[.D22]/[.B22]/100" office:value-type="float" office:value="0.0801532542543944" calcext:value-type="float">
            <text:p>0.080153254254394</text:p>
          </table:table-cell>
          <table:table-cell table:number-columns-repeated="11"/>
        </table:table-row>
        <table:table-row table:style-name="ro1">
          <table:table-cell/>
          <table:table-cell table:formula="of:=[.B4]/[.$A$20]" office:value-type="float" office:value="0.0775543486891573" calcext:value-type="float">
            <text:p>0.077554348689157</text:p>
          </table:table-cell>
          <table:table-cell table:formula="of:=[.B13]/[.$A$21]" office:value-type="float" office:value="0.07" calcext:value-type="float">
            <text:p>0.07</text:p>
          </table:table-cell>
          <table:table-cell table:formula="of:=(100*([.B23]-[.C23]))^2" office:value-type="float" office:value="0.570681841173722" calcext:value-type="float">
            <text:p>0.570681841173722</text:p>
          </table:table-cell>
          <table:table-cell table:formula="of:=[.D23]/[.B23]/100" office:value-type="float" office:value="0.0735847635651034" calcext:value-type="float">
            <text:p>0.073584763565103</text:p>
          </table:table-cell>
          <table:table-cell table:number-columns-repeated="11"/>
        </table:table-row>
        <table:table-row table:style-name="ro1">
          <table:table-cell table:formula="of:=[.D27]" office:value-type="float" office:value="2.24735627789756" calcext:value-type="float">
            <text:p>2.24735627789756</text:p>
          </table:table-cell>
          <table:table-cell table:formula="of:=[.B5]/[.$A$20]" office:value-type="float" office:value="0.0787900352431891" calcext:value-type="float">
            <text:p>0.078790035243189</text:p>
          </table:table-cell>
          <table:table-cell table:formula="of:=[.B14]/[.$A$21]" office:value-type="float" office:value="0.07" calcext:value-type="float">
            <text:p>0.07</text:p>
          </table:table-cell>
          <table:table-cell table:formula="of:=(100*([.B24]-[.C24]))^2" office:value-type="float" office:value="0.772647195765054" calcext:value-type="float">
            <text:p>0.772647195765054</text:p>
          </table:table-cell>
          <table:table-cell table:formula="of:=[.D24]/[.B24]/100" office:value-type="float" office:value="0.0980640754100748" calcext:value-type="float">
            <text:p>0.098064075410075</text:p>
          </table:table-cell>
          <table:table-cell table:number-columns-repeated="11"/>
        </table:table-row>
        <table:table-row table:style-name="ro1">
          <table:table-cell table:formula="of:=[.E27]" office:value-type="float" office:value="0.635750020247112" calcext:value-type="float">
            <text:p>0.635750020247112</text:p>
          </table:table-cell>
          <table:table-cell table:formula="of:=[.B6]/[.$A$20]" office:value-type="float" office:value="0.213406220964876" calcext:value-type="float">
            <text:p>0.213406220964876</text:p>
          </table:table-cell>
          <table:table-cell table:formula="of:=[.B15]/[.$A$21]" office:value-type="float" office:value="0.235" calcext:value-type="float">
            <text:p>0.235</text:p>
          </table:table-cell>
          <table:table-cell table:formula="of:=(100*([.B25]-[.C25]))^2" office:value-type="float" office:value="4.66291293017769" calcext:value-type="float">
            <text:p>4.66291293017769</text:p>
          </table:table-cell>
          <table:table-cell table:formula="of:=[.D25]/[.B25]/100" office:value-type="float" office:value="0.218499390931305" calcext:value-type="float">
            <text:p>0.218499390931305</text:p>
          </table:table-cell>
          <table:table-cell table:number-columns-repeated="11"/>
        </table:table-row>
        <table:table-row table:style-name="ro1">
          <table:table-cell/>
          <table:table-cell table:formula="of:=[.B7]/[.$A$20]" office:value-type="float" office:value="0.170552823010974" calcext:value-type="float">
            <text:p>0.170552823010974</text:p>
          </table:table-cell>
          <table:table-cell table:formula="of:=[.B16]/[.$A$21]" office:value-type="float" office:value="0.165" calcext:value-type="float">
            <text:p>0.165</text:p>
          </table:table-cell>
          <table:table-cell table:formula="of:=(100*([.B26]-[.C26]))^2" office:value-type="float" office:value="0.308338433912009" calcext:value-type="float">
            <text:p>0.308338433912009</text:p>
          </table:table-cell>
          <table:table-cell table:formula="of:=[.D26]/[.B26]/100" office:value-type="float" office:value="0.01807876460023" calcext:value-type="float">
            <text:p>0.01807876460023</text:p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SQRT(SUM([.D20:.D26])/2)" office:value-type="float" office:value="2.24735627789756" calcext:value-type="float">
            <text:p>2.24735627789756</text:p>
          </table:table-cell>
          <table:table-cell table:formula="of:=SUM([.E20:.E26])" office:value-type="float" office:value="0.635750020247112" calcext:value-type="float">
            <text:p>0.635750020247112</text:p>
          </table:table-cell>
          <table:table-cell table:number-columns-repeated="11"/>
        </table:table-row>
      </table:table>
      <table:table table:name="Sheet7" table:style-name="ta1">
        <table:table-column table:style-name="co1" table:number-columns-repeated="6" table:default-cell-style-name="Default"/>
        <table:table-row table:style-name="ro1">
          <table:table-cell table:formula="of:=['1996'.A24]" office:value-type="float" office:value="0.953347561487723" calcext:value-type="float">
            <text:p>0.953347561487723</text:p>
          </table:table-cell>
          <table:table-cell table:formula="of:=['1998'.A24]" office:value-type="float" office:value="0.559009794549196" calcext:value-type="float">
            <text:p>0.559009794549196</text:p>
          </table:table-cell>
          <table:table-cell table:formula="of:=['2002'.A24]" office:value-type="float" office:value="1.08841820599709" calcext:value-type="float">
            <text:p>1.08841820599709</text:p>
          </table:table-cell>
          <table:table-cell table:formula="of:=['2006'.A24]" office:value-type="float" office:value="3.91100263397686" calcext:value-type="float">
            <text:p>3.91100263397686</text:p>
          </table:table-cell>
          <table:table-cell table:formula="of:=['2010'.A24]" office:value-type="float" office:value="1.71938068277731" calcext:value-type="float">
            <text:p>1.71938068277731</text:p>
          </table:table-cell>
          <table:table-cell table:formula="of:=['2013'.A24]" office:value-type="float" office:value="2.24735627789756" calcext:value-type="float">
            <text:p>2.24735627789756</text:p>
          </table:table-cell>
        </table:table-row>
        <table:table-row table:style-name="ro1">
          <table:table-cell table:formula="of:=['1996'.A25]" office:value-type="float" office:value="0.127196615268033" calcext:value-type="float">
            <text:p>0.127196615268033</text:p>
          </table:table-cell>
          <table:table-cell table:formula="of:=['1998'.A25]" office:value-type="float" office:value="0.0321731699018958" calcext:value-type="float">
            <text:p>0.032173169901896</text:p>
          </table:table-cell>
          <table:table-cell table:formula="of:=['2002'.A25]" office:value-type="float" office:value="0.105478306224479" calcext:value-type="float">
            <text:p>0.105478306224479</text:p>
          </table:table-cell>
          <table:table-cell table:formula="of:=['2006'.A25]" office:value-type="float" office:value="2.66818708185213" calcext:value-type="float">
            <text:p>2.66818708185213</text:p>
          </table:table-cell>
          <table:table-cell table:formula="of:=['2010'.A25]" office:value-type="float" office:value="0.328509669904052" calcext:value-type="float">
            <text:p>0.328509669904052</text:p>
          </table:table-cell>
          <table:table-cell table:formula="of:=['2013'.A25]" office:value-type="float" office:value="0.635750020247112" calcext:value-type="float">
            <text:p>0.6357500202471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1">00/00/0000</text:date>, <text:time style:data-style-name="N2" text:time-value="09:14:08.2798778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9T22:57:17.621493675</meta:creation-date>
    <dc:date>2016-12-31T09:42:59.352093942</dc:date>
    <meta:editing-duration>PT1H8M55S</meta:editing-duration>
    <meta:editing-cycles>9</meta:editing-cycles>
    <meta:generator>LibreOffice/5.2.4.2.0$Linux_X86_64 LibreOffice_project/20m0$Build-2</meta:generator>
    <meta:document-statistic meta:table-count="7" meta:cell-count="1388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